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ArialMT" svg:font-family="ArialMT" style:font-family-generic="swiss"/>
    <style:font-face style:name="Mangal1" svg:font-family="Mangal" style:font-pitch="variable"/>
    <style:font-face style:name="OpenSymbol" svg:font-family="OpenSymbol"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justify" style:justify-single-word="false"/>
      <style:text-properties fo:language="fr" fo:country="FR" style:font-name-asian="Calibri" style:font-name-complex="Calibri"/>
    </style:style>
    <style:style style:name="P3" style:family="paragraph" style:parent-style-name="Standard">
      <style:text-properties fo:color="#ff0000"/>
    </style:style>
    <style:style style:name="P4" style:family="paragraph" style:parent-style-name="Standard">
      <style:paragraph-properties fo:text-align="justify" style:justify-single-word="false"/>
    </style:style>
    <style:style style:name="P5" style:family="paragraph" style:parent-style-name="Standard">
      <style:paragraph-properties loext:contextual-spacing="false" fo:margin-top="0cm" fo:margin-bottom="0cm" fo:line-height="100%" fo:text-align="justify" style:justify-single-word="false" style:text-autospace="none"/>
      <style:text-properties fo:font-size="9pt" fo:language="fr" fo:country="FR" style:font-size-asian="9pt" style:font-name-complex="ArialMT" style:font-size-complex="9pt"/>
    </style:style>
    <style:style style:name="P6" style:family="paragraph" style:parent-style-name="Standard">
      <style:paragraph-properties loext:contextual-spacing="false" fo:margin-top="0cm" fo:margin-bottom="0cm" fo:line-height="100%" fo:text-align="justify" style:justify-single-word="false"/>
    </style:style>
    <style:style style:name="P7" style:family="paragraph" style:parent-style-name="Standard">
      <style:paragraph-properties loext:contextual-spacing="false" fo:margin-left="0cm" fo:margin-right="0.254cm" fo:margin-top="0cm" fo:margin-bottom="0cm" fo:line-height="100%" fo:text-align="justify" style:justify-single-word="false" fo:orphans="0" fo:widows="0" fo:text-indent="0cm" style:auto-text-indent="false" style:text-autospace="none"/>
      <style:text-properties fo:color="#333333" fo:font-size="11pt" fo:letter-spacing="0.004cm" fo:language="fr" fo:country="FR" fo:font-weight="bold" style:font-size-asian="11pt" style:font-weight-asian="bold" style:font-size-complex="11pt"/>
    </style:style>
    <style:style style:name="P8" style:family="paragraph" style:parent-style-name="Standard">
      <style:paragraph-properties loext:contextual-spacing="false" fo:margin-left="0cm" fo:margin-right="0.254cm" fo:margin-top="0cm" fo:margin-bottom="0cm" fo:line-height="100%" fo:text-align="justify" style:justify-single-word="false" fo:orphans="0" fo:widows="0" fo:text-indent="1.249cm" style:auto-text-indent="false" style:text-autospace="none"/>
    </style:style>
    <style:style style:name="P9" style:family="paragraph" style:parent-style-name="Standard">
      <style:paragraph-properties loext:contextual-spacing="false" fo:margin-top="0.064cm" fo:margin-bottom="0.064cm" style:line-height-at-least="0.423cm" style:vertical-align="top">
        <style:tab-stops>
          <style:tab-stop style:position="0cm"/>
        </style:tab-stops>
      </style:paragraph-properties>
    </style:style>
    <style:style style:name="P10" style:family="paragraph" style:parent-style-name="Standard">
      <style:paragraph-properties loext:contextual-spacing="false" fo:margin-top="0.064cm" fo:margin-bottom="0.064cm" style:line-height-at-least="0.423cm" style:vertical-align="top"/>
    </style:style>
    <style:style style:name="P11" style:family="paragraph" style:parent-style-name="Standard">
      <style:paragraph-properties loext:contextual-spacing="false" fo:margin-top="0.064cm" fo:margin-bottom="0.064cm" style:line-height-at-least="0.423cm" fo:text-align="justify" style:justify-single-word="false" style:vertical-align="top"/>
    </style:style>
    <style:style style:name="P12" style:family="paragraph" style:parent-style-name="Standard">
      <style:paragraph-properties loext:contextual-spacing="false" fo:margin-top="0.064cm" fo:margin-bottom="0.064cm" style:line-height-at-least="0.423cm" style:vertical-align="top">
        <style:tab-stops>
          <style:tab-stop style:position="0cm"/>
        </style:tab-stops>
      </style:paragraph-properties>
      <style:text-properties fo:color="#333333" fo:language="fr" fo:country="FR"/>
    </style:style>
    <style:style style:name="P13" style:family="paragraph" style:parent-style-name="Standard">
      <style:paragraph-properties loext:contextual-spacing="false" fo:margin-top="0.064cm" fo:margin-bottom="0.064cm" style:line-height-at-least="0.423cm" style:vertical-align="top"/>
      <style:text-properties fo:color="#333333" fo:language="fr" fo:country="FR"/>
    </style:style>
    <style:style style:name="P14" style:family="paragraph" style:parent-style-name="Standard">
      <style:paragraph-properties loext:contextual-spacing="false" fo:margin-top="0.064cm" fo:margin-bottom="0.064cm" style:line-height-at-least="0.423cm" style:vertical-align="top"/>
      <style:text-properties fo:color="#333333" fo:language="fr" fo:country="FR" fo:font-weight="bold" style:font-weight-asian="bold"/>
    </style:style>
    <style:style style:name="P15" style:family="paragraph" style:parent-style-name="Standard">
      <style:paragraph-properties loext:contextual-spacing="false" fo:margin-top="0.064cm" fo:margin-bottom="0.064cm" style:line-height-at-least="0.423cm" style:vertical-align="top"/>
      <style:text-properties fo:color="#ff0000" fo:language="fr" fo:country="FR"/>
    </style:style>
    <style:style style:name="P16" style:family="paragraph" style:parent-style-name="Standard">
      <style:paragraph-properties loext:contextual-spacing="false" fo:margin-top="0.064cm" fo:margin-bottom="0.064cm" style:line-height-at-least="0.423cm" style:vertical-align="top"/>
      <style:text-properties fo:color="#ff0000" fo:language="fr" fo:country="FR" style:font-name-asian="Calibri" style:font-name-complex="Calibri"/>
    </style:style>
    <style:style style:name="P17" style:family="paragraph" style:parent-style-name="Standard">
      <style:paragraph-properties loext:contextual-spacing="false" fo:margin-top="0.064cm" fo:margin-bottom="0.064cm" style:line-height-at-least="0.423cm" style:vertical-align="top"/>
      <style:text-properties fo:color="#000000" fo:language="fr" fo:country="FR" style:font-name-asian="Calibri" style:font-name-complex="Calibri"/>
    </style:style>
    <style:style style:name="P18" style:family="paragraph" style:parent-style-name="Standard">
      <style:paragraph-properties loext:contextual-spacing="false" fo:margin-top="0.064cm" fo:margin-bottom="0.064cm" style:line-height-at-least="0.423cm" style:vertical-align="top">
        <style:tab-stops/>
      </style:paragraph-properties>
      <style:text-properties fo:color="#000000" fo:language="fr" fo:country="FR" style:font-name-asian="Calibri" style:font-name-complex="Calibri"/>
    </style:style>
    <style:style style:name="P19" style:family="paragraph" style:parent-style-name="Standard">
      <style:paragraph-properties loext:contextual-spacing="false" fo:margin-left="0cm" fo:margin-right="0cm" fo:margin-top="0.064cm" fo:margin-bottom="0.064cm" style:line-height-at-least="0.423cm" fo:text-indent="1.249cm" style:auto-text-indent="false" style:vertical-align="top"/>
    </style:style>
    <style:style style:name="P20" style:family="paragraph" style:parent-style-name="Standard">
      <style:paragraph-properties loext:contextual-spacing="false" fo:margin-left="1.249cm" fo:margin-right="0cm" fo:margin-top="0.064cm" fo:margin-bottom="0.064cm" style:line-height-at-least="0.423cm" fo:text-indent="0cm" style:auto-text-indent="false" style:vertical-align="top"/>
    </style:style>
    <style:style style:name="P21" style:family="paragraph" style:parent-style-name="Standard">
      <style:paragraph-properties loext:contextual-spacing="false" fo:margin-left="1.249cm" fo:margin-right="0cm" fo:margin-top="0.064cm" fo:margin-bottom="0.064cm" style:line-height-at-least="0.423cm" fo:text-indent="0cm" style:auto-text-indent="false" style:vertical-align="top"/>
      <style:text-properties fo:language="fr" fo:country="FR" style:font-name-asian="Calibri" style:font-name-complex="Calibri"/>
    </style:style>
    <style:style style:name="P22" style:family="paragraph" style:parent-style-name="Style_20_Texte_20_courant">
      <style:paragraph-properties fo:margin-left="1.249cm" fo:margin-right="0cm" fo:text-indent="0cm" style:auto-text-indent="false"/>
      <style:text-properties style:font-name="Calibri" fo:font-size="10pt" style:font-size-asian="10pt" style:font-name-complex="Calibri" style:font-size-complex="10pt" style:font-weight-complex="normal"/>
    </style:style>
    <style:style style:name="P23" style:family="paragraph" style:parent-style-name="texte_20_courant">
      <style:paragraph-properties fo:margin-left="1.249cm" fo:margin-right="0cm" fo:line-height="100%" fo:text-indent="0cm" style:auto-text-indent="false"/>
      <style:text-properties style:font-name="Calibri" fo:font-size="10pt" style:font-size-asian="10pt" style:font-name-complex="Calibri" style:font-size-complex="10pt"/>
    </style:style>
    <style:style style:name="P24" style:family="paragraph" style:parent-style-name="Normal1">
      <style:text-properties fo:font-size="11pt" style:font-size-asian="11pt" style:font-size-complex="11pt"/>
    </style:style>
    <style:style style:name="P25" style:family="paragraph" style:parent-style-name="Normal1">
      <style:text-properties fo:font-size="11pt" fo:language="fr" fo:country="FR" style:font-name-asian="Calibri" style:font-size-asian="11pt" style:font-name-complex="Calibri" style:font-size-complex="11pt"/>
    </style:style>
    <style:style style:name="P26" style:family="paragraph" style:parent-style-name="Normal1">
      <style:paragraph-properties fo:padding-left="0.141cm" fo:padding-right="0.141cm" fo:padding-top="0.035cm" fo:padding-bottom="0.035cm" fo:border="0.018cm solid #000000"/>
    </style:style>
    <style:style style:name="P27" style:family="paragraph" style:parent-style-name="Normal1">
      <style:paragraph-properties fo:padding-left="0.141cm" fo:padding-right="0.141cm" fo:padding-top="0.035cm" fo:padding-bottom="0.035cm" fo:border="0.018cm solid #000000"/>
      <style:text-properties fo:font-size="11pt" style:text-underline-style="solid" style:text-underline-width="auto" style:text-underline-color="font-color" style:font-size-asian="11pt" style:font-size-complex="11pt"/>
    </style:style>
    <style:style style:name="P28" style:family="paragraph" style:parent-style-name="Normal1">
      <style:paragraph-properties fo:padding-left="0.141cm" fo:padding-right="0.141cm" fo:padding-top="0.035cm" fo:padding-bottom="0.035cm" fo:border="0.018cm solid #000000"/>
      <style:text-properties fo:font-size="11pt" style:font-size-asian="11pt" style:font-size-complex="11pt"/>
    </style:style>
    <style:style style:name="P29" style:family="paragraph" style:parent-style-name="Texte_20_courant">
      <style:paragraph-properties fo:line-height="100%"/>
    </style:style>
    <style:style style:name="P30" style:family="paragraph" style:parent-style-name="Texte_20_courant">
      <style:paragraph-properties fo:line-height="100%"/>
      <style:text-properties style:font-name="Calibri" fo:font-size="10pt" style:font-size-asian="10pt" style:font-name-complex="Calibri" style:font-size-complex="10pt" style:font-weight-complex="bold"/>
    </style:style>
    <style:style style:name="P31" style:family="paragraph" style:parent-style-name="Texte_20_courant">
      <style:paragraph-properties fo:line-height="100%"/>
      <style:text-properties style:font-name="Calibri" fo:font-size="10pt" style:font-name-asian="Calibri" style:font-size-asian="10pt" style:font-name-complex="Calibri" style:font-size-complex="10pt" style:font-weight-complex="bold"/>
    </style:style>
    <style:style style:name="P32" style:family="paragraph" style:parent-style-name="texte_20_courant">
      <style:paragraph-properties fo:line-height="100%"/>
    </style:style>
    <style:style style:name="P33" style:family="paragraph" style:parent-style-name="Standard">
      <style:paragraph-properties loext:contextual-spacing="false" fo:margin-left="0.034cm" fo:margin-right="0cm" fo:margin-top="0.212cm" fo:margin-bottom="0.212cm" fo:line-height="100%" fo:text-align="justify" style:justify-single-word="false" fo:text-indent="-0.018cm" style:auto-text-indent="false" fo:padding="0cm" fo:border="none"/>
      <style:text-properties fo:font-variant="normal" fo:text-transform="none" fo:color="#ff0000" fo:font-size="10pt" fo:letter-spacing="normal" fo:language="fr" fo:country="FR" fo:font-weight="bold" style:font-name-asian="Calibri" style:font-size-asian="10pt" style:font-weight-asian="bold" style:font-name-complex="Calibri" style:font-size-complex="10pt" style:font-weight-complex="bold"/>
    </style:style>
    <style:style style:name="P34" style:family="paragraph" style:parent-style-name="Quote" style:master-page-name="Standard">
      <style:paragraph-properties fo:text-align="justify" style:justify-single-word="false" style:page-number="auto"/>
    </style:style>
    <style:style style:name="P35" style:family="paragraph" style:parent-style-name="Standard">
      <style:paragraph-properties fo:text-align="justify" style:justify-single-word="false"/>
      <style:text-properties fo:language="fr" fo:country="FR"/>
    </style:style>
    <style:style style:name="P36" style:family="paragraph" style:parent-style-name="Standard">
      <style:paragraph-properties fo:text-align="justify" style:justify-single-word="false"/>
      <style:text-properties fo:language="fr" fo:country="FR"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text-properties fo:color="#ff0000"/>
    </style:style>
    <style:style style:name="P39" style:family="paragraph" style:parent-style-name="Standard" style:list-style-name="WW8Num2">
      <style:paragraph-properties loext:contextual-spacing="false" fo:margin-top="0.064cm" fo:margin-bottom="0.064cm" style:line-height-at-least="0.423cm" style:vertical-align="top"/>
      <style:text-properties fo:color="#333333" fo:language="fr" fo:country="FR" style:font-name-asian="Calibri" style:font-name-complex="Calibri"/>
    </style:style>
    <style:style style:name="P40" style:family="paragraph" style:parent-style-name="Standard" style:list-style-name="WW8Num6">
      <style:paragraph-properties loext:contextual-spacing="false" fo:margin-top="0.064cm" fo:margin-bottom="0.064cm" style:line-height-at-least="0.423cm" style:vertical-align="top"/>
      <style:text-properties fo:color="#333333" fo:language="fr" fo:country="FR" style:font-name-asian="Calibri" style:font-name-complex="Calibri"/>
    </style:style>
    <style:style style:name="P41" style:family="paragraph" style:parent-style-name="Standard" style:list-style-name="WW8Num5">
      <style:paragraph-properties loext:contextual-spacing="false" fo:margin-top="0.064cm" fo:margin-bottom="0.064cm" style:line-height-at-least="0.423cm" style:vertical-align="top"/>
      <style:text-properties fo:color="#333333" fo:language="fr" fo:country="FR"/>
    </style:style>
    <style:style style:name="P42" style:family="paragraph" style:parent-style-name="Standard" style:list-style-name="WW8Num2">
      <style:paragraph-properties loext:contextual-spacing="false" fo:margin-top="0.064cm" fo:margin-bottom="0.064cm" style:line-height-at-least="0.423cm" style:vertical-align="top"/>
    </style:style>
    <style:style style:name="P43" style:family="paragraph" style:parent-style-name="Standard" style:list-style-name="WW8Num5">
      <style:paragraph-properties loext:contextual-spacing="false" fo:margin-top="0.064cm" fo:margin-bottom="0.064cm" style:line-height-at-least="0.423cm" style:vertical-align="top"/>
    </style:style>
    <style:style style:name="P44" style:family="paragraph" style:parent-style-name="Standard" style:list-style-name="WW8Num6">
      <style:paragraph-properties loext:contextual-spacing="false" fo:margin-top="0.064cm" fo:margin-bottom="0.064cm" style:line-height-at-least="0.423cm" style:vertical-align="top"/>
    </style:style>
    <style:style style:name="P45" style:family="paragraph" style:parent-style-name="Standard" style:list-style-name="WW8Num2">
      <style:paragraph-properties loext:contextual-spacing="false" fo:margin-top="0.064cm" fo:margin-bottom="0.064cm" style:line-height-at-least="0.423cm" style:vertical-align="top"/>
      <style:text-properties fo:language="fr" fo:country="FR"/>
    </style:style>
    <style:style style:name="P46" style:family="paragraph" style:parent-style-name="Standard" style:list-style-name="WW8Num5">
      <style:paragraph-properties loext:contextual-spacing="false" fo:margin-top="0.064cm" fo:margin-bottom="0.064cm" style:line-height-at-least="0.423cm" style:vertical-align="top"/>
      <style:text-properties fo:language="fr" fo:country="FR"/>
    </style:style>
    <style:style style:name="P47" style:family="paragraph" style:parent-style-name="Standard" style:list-style-name="WW8Num6">
      <style:paragraph-properties loext:contextual-spacing="false" fo:margin-top="0.064cm" fo:margin-bottom="0.064cm" style:line-height-at-least="0.423cm" style:vertical-align="top"/>
      <style:text-properties fo:language="fr" fo:country="FR"/>
    </style:style>
    <style:style style:name="P48" style:family="paragraph" style:parent-style-name="Standard">
      <style:paragraph-properties fo:margin-top="0.064cm" fo:margin-bottom="0.064cm" style:line-height-at-least="0.423cm" style:vertical-align="top"/>
      <style:text-properties fo:language="fr" fo:country="FR"/>
    </style:style>
    <style:style style:name="P49" style:family="paragraph" style:parent-style-name="Standard">
      <style:paragraph-properties loext:contextual-spacing="false" fo:margin-top="0.064cm" fo:margin-bottom="0.064cm" style:line-height-at-least="0.423cm" style:vertical-align="top"/>
      <style:text-properties fo:language="fr" fo:country="FR" style:font-name-asian="Calibri" style:font-name-complex="Calibri"/>
    </style:style>
    <style:style style:name="P50" style:family="paragraph" style:parent-style-name="Standard">
      <style:paragraph-properties loext:contextual-spacing="false" fo:margin-top="0.064cm" fo:margin-bottom="0.064cm" style:line-height-at-least="0.423cm" style:vertical-align="top"/>
      <style:text-properties fo:color="#ff0000" style:font-name="Arial Unicode MS" fo:language="fr" fo:country="FR" style:font-name-asian="Wingdings" style:font-name-complex="Wingdings"/>
    </style:style>
    <style:style style:name="P51" style:family="paragraph" style:parent-style-name="Standard">
      <style:paragraph-properties loext:contextual-spacing="false" fo:margin-left="1.249cm" fo:margin-right="0cm" fo:margin-top="0.064cm" fo:margin-bottom="0.064cm" style:line-height-at-least="0.423cm" fo:text-indent="0cm" style:auto-text-indent="false" style:vertical-align="top"/>
    </style:style>
    <style:style style:name="P52" style:family="paragraph" style:parent-style-name="Standard">
      <style:paragraph-properties fo:margin-left="0.034cm" fo:margin-right="0cm" fo:margin-top="0.212cm" fo:margin-bottom="0.212cm" fo:line-height="100%" fo:text-align="justify" style:justify-single-word="false" fo:text-indent="-0.018cm" style:auto-text-indent="false" fo:padding="0cm" fo:border="none"/>
    </style:style>
    <style:style style:name="P53" style:family="paragraph" style:parent-style-name="Standard">
      <style:paragraph-properties loext:contextual-spacing="false" fo:margin-left="0.034cm" fo:margin-right="0cm" fo:margin-top="0.212cm" fo:margin-bottom="0.212cm" fo:line-height="100%" fo:text-align="justify" style:justify-single-word="false" fo:text-indent="-0.018cm" style:auto-text-indent="false" fo:padding="0cm" fo:border="none"/>
      <style:text-properties fo:font-variant="normal" fo:text-transform="none" fo:color="#ff0000" fo:font-size="10pt" fo:letter-spacing="normal" fo:language="fr" fo:country="FR" fo:font-weight="bold" style:font-name-asian="Calibri" style:font-size-asian="10pt" style:font-weight-asian="bold" style:font-name-complex="Calibri" style:font-size-complex="10pt" style:font-weight-complex="bold"/>
    </style:style>
    <style:style style:name="P54" style:family="paragraph" style:parent-style-name="Heading_20_1">
      <style:paragraph-properties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Heading_20_3">
      <style:paragraph-properties fo:margin-left="0.635cm" fo:margin-right="0cm" fo:text-indent="0cm" style:auto-text-indent="false"/>
    </style:style>
    <style:style style:name="P57" style:family="paragraph" style:parent-style-name="Heading_20_3">
      <style:paragraph-properties fo:margin-left="0.529cm" fo:margin-right="0cm" fo:text-indent="0cm" style:auto-text-indent="false"/>
    </style:style>
    <style:style style:name="P58" style:family="paragraph" style:parent-style-name="Heading_20_4">
      <style:paragraph-properties loext:contextual-spacing="false" fo:margin-top="0.212cm" fo:margin-bottom="0.212cm" fo:line-height="100%" fo:text-align="justify" style:justify-single-word="false" fo:padding="0cm" fo:border="none" fo:keep-with-next="always"/>
    </style:style>
    <style:style style:name="P59" style:family="paragraph" style:parent-style-name="Heading_20_4">
      <style:paragraph-properties loext:contextual-spacing="false" fo:margin-left="0.034cm" fo:margin-right="0cm" fo:margin-top="0.212cm" fo:margin-bottom="0.212cm" fo:line-height="100%" fo:text-align="justify" style:justify-single-word="false" fo:text-indent="-0.018cm" style:auto-text-indent="false" fo:padding="0cm" fo:border="none" fo:keep-with-next="always"/>
    </style:style>
    <style:style style:name="P60" style:family="paragraph" style:parent-style-name="Heading_20_4">
      <style:paragraph-properties loext:contextual-spacing="false" fo:margin-left="0.034cm" fo:margin-right="0cm" fo:margin-top="0.212cm" fo:margin-bottom="0.212cm" fo:line-height="100%" fo:text-align="justify" style:justify-single-word="false" fo:text-indent="-0.018cm" style:auto-text-indent="false" fo:padding="0cm" fo:border="none"/>
    </style:style>
    <style:style style:name="P61" style:family="paragraph" style:parent-style-name="Heading_20_4">
      <style:paragraph-properties loext:contextual-spacing="false" fo:margin-left="0cm" fo:margin-right="0cm" fo:margin-top="0.212cm" fo:margin-bottom="0.212cm" fo:line-height="100%" fo:text-align="justify" style:justify-single-word="false" fo:text-indent="0cm" style:auto-text-indent="false" fo:padding="0cm" fo:border="none" fo:keep-with-next="always">
        <style:tab-stops>
          <style:tab-stop style:position="0cm"/>
        </style:tab-stops>
      </style:paragraph-properties>
    </style:style>
    <style:style style:name="P62" style:family="paragraph" style:parent-style-name="Normal1" style:list-style-name="WW8Num7">
      <style:text-properties fo:font-size="10pt" style:font-size-asian="10pt" style:font-size-complex="10pt"/>
    </style:style>
    <style:style style:name="P63" style:family="paragraph" style:parent-style-name="Normal1">
      <style:text-properties fo:font-size="11pt" style:font-size-asian="11pt" style:font-size-complex="11pt"/>
    </style:style>
    <style:style style:name="P64" style:family="paragraph" style:parent-style-name="texte_20_courant">
      <style:paragraph-properties fo:margin-left="0cm" fo:margin-right="0cm" fo:line-height="100%" fo:text-indent="1.249cm" style:auto-text-indent="false"/>
      <style:text-properties style:font-name="Calibri" fo:font-size="10pt" style:font-name-asian="Calibri" style:font-size-asian="10pt" style:font-name-complex="Calibri" style:font-size-complex="10pt"/>
    </style:style>
    <style:style style:name="T1" style:family="text">
      <style:text-properties fo:language="fr" fo:country="FR"/>
    </style:style>
    <style:style style:name="T2" style:family="text">
      <style:text-properties fo:language="fr" fo:country="FR" style:font-name-asian="Calibri" style:font-name-complex="Calibri"/>
    </style:style>
    <style:style style:name="T3" style:family="text">
      <style:text-properties fo:language="fr" fo:country="FR" fo:font-weight="bold" style:font-weight-asian="bold"/>
    </style:style>
    <style:style style:name="T4" style:family="text">
      <style:text-properties fo:language="fr" fo:country="FR" fo:font-weight="bold" style:font-name-asian="Calibri" style:font-weight-asian="bold" style:font-name-complex="Calibri"/>
    </style:style>
    <style:style style:name="T5" style:family="text">
      <style:text-properties fo:language="fr" fo:country="FR" fo:background-color="#c0c0c0" loext:char-shading-value="0"/>
    </style:style>
    <style:style style:name="T6" style:family="text">
      <style:text-properties fo:language="fr" fo:country="FR" fo:background-color="#c0c0c0" style:font-name-asian="Calibri" style:font-name-complex="Calibri" loext:char-shading-value="0"/>
    </style:style>
    <style:style style:name="T7" style:family="text">
      <style:text-properties fo:language="fr" fo:country="FR" fo:background-color="#c0c0c0" style:font-name-asian="Goudy Old Style" loext:char-shading-value="0"/>
    </style:style>
    <style:style style:name="T8" style:family="text">
      <style:text-properties fo:font-weight="bold" style:font-weight-asian="bold"/>
    </style:style>
    <style:style style:name="T9" style:family="text">
      <style:text-properties fo:font-weight="bold" style:font-name-asian="Calibri" style:font-weight-asian="bold" style:font-name-complex="Calibri" style:font-weight-complex="bold"/>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style:font-size-asian="11pt" style:font-size-complex="11pt"/>
    </style:style>
    <style:style style:name="T12" style:family="text">
      <style:text-properties fo:font-size="11pt" fo:letter-spacing="0.004cm" fo:language="fr" fo:country="FR" fo:font-weight="bold" style:font-size-asian="11pt" style:font-weight-asian="bold" style:font-size-complex="11pt" style:font-weight-complex="bold"/>
    </style:style>
    <style:style style:name="T13" style:family="text">
      <style:text-properties fo:font-size="11pt" fo:letter-spacing="0.004cm" fo:language="fr" fo:country="FR" fo:font-weight="bold" style:font-name-asian="Calibri" style:font-size-asian="11pt" style:font-weight-asian="bold" style:font-name-complex="Calibri" style:font-size-complex="11pt" style:font-weight-complex="bold"/>
    </style:style>
    <style:style style:name="T14" style:family="text">
      <style:text-properties fo:font-size="11pt" fo:language="fr" fo:country="FR" fo:font-weight="bold" style:font-size-asian="11pt" style:font-weight-asian="bold" style:font-size-complex="11pt"/>
    </style:style>
    <style:style style:name="T15" style:family="text">
      <style:text-properties fo:font-size="11pt" fo:language="fr" fo:country="FR" fo:font-weight="bold" style:font-name-asian="Calibri" style:font-size-asian="11pt" style:font-weight-asian="bold" style:font-name-complex="Calibri" style:font-size-complex="11pt"/>
    </style:style>
    <style:style style:name="T16" style:family="text">
      <style:text-properties fo:font-size="11pt" fo:language="fr" fo:country="FR" fo:font-weight="bold" fo:background-color="#f3f3f3" style:font-size-asian="11pt" style:font-weight-asian="bold" style:font-size-complex="11pt" loext:char-shading-value="0"/>
    </style:style>
    <style:style style:name="T17" style:family="text">
      <style:text-properties fo:font-size="11pt" fo:language="fr" fo:country="FR" fo:font-weight="bold" fo:background-color="#f3f3f3" style:font-name-asian="Calibri" style:font-size-asian="11pt" style:font-weight-asian="bold" style:font-name-complex="Calibri" style:font-size-complex="11pt" loext:char-shading-value="0"/>
    </style:style>
    <style:style style:name="T18" style:family="text">
      <style:text-properties fo:color="#333333" fo:font-weight="bold" style:font-weight-asian="bold"/>
    </style:style>
    <style:style style:name="T19" style:family="text">
      <style:text-properties fo:color="#333333" fo:font-weight="bold" style:font-name-asian="Calibri" style:font-weight-asian="bold" style:font-name-complex="Calibri"/>
    </style:style>
    <style:style style:name="T20" style:family="text">
      <style:text-properties fo:color="#333333" fo:language="fr" fo:country="FR"/>
    </style:style>
    <style:style style:name="T21" style:family="text">
      <style:text-properties fo:color="#333333" fo:language="fr" fo:country="FR" style:font-name-asian="Calibri" style:font-name-complex="Calibri"/>
    </style:style>
    <style:style style:name="T22" style:family="text">
      <style:text-properties fo:color="#333333" fo:language="fr" fo:country="FR" fo:font-weight="bold" style:font-weight-asian="bold"/>
    </style:style>
    <style:style style:name="T23" style:family="text">
      <style:text-properties fo:color="#333333" fo:language="fr" fo:country="FR" fo:font-weight="bold" style:font-weight-asian="bold" style:font-weight-complex="bold"/>
    </style:style>
    <style:style style:name="T24" style:family="text">
      <style:text-properties fo:color="#333333" fo:language="fr" fo:country="FR" fo:font-weight="bold" style:font-name-asian="Calibri" style:font-weight-asian="bold" style:font-name-complex="Calibri"/>
    </style:style>
    <style:style style:name="T25" style:family="text">
      <style:text-properties fo:color="#333333" fo:language="fr" fo:country="FR" fo:font-weight="bold" style:font-name-asian="Calibri" style:font-weight-asian="bold" style:font-name-complex="Calibri" style:font-weight-complex="bold"/>
    </style:style>
    <style:style style:name="T26" style:family="text">
      <style:text-properties fo:color="#333333" fo:font-size="11pt" fo:language="fr" fo:country="FR" fo:font-weight="bold" style:font-size-asian="11pt" style:font-weight-asian="bold" style:font-size-complex="11pt" style:font-weight-complex="bold"/>
    </style:style>
    <style:style style:name="T27" style:family="text">
      <style:text-properties fo:color="#333333" fo:font-size="11pt" fo:language="fr" fo:country="FR" fo:font-weight="bold" style:font-name-asian="Calibri" style:font-size-asian="11pt" style:font-weight-asian="bold" style:font-name-complex="Calibri" style:font-size-complex="11pt" style:font-weight-complex="bold"/>
    </style:style>
    <style:style style:name="T28" style:family="text">
      <style:text-properties fo:color="#333333" fo:font-size="11pt" fo:language="fr" fo:country="FR" style:font-size-asian="11pt" style:font-size-complex="11pt"/>
    </style:style>
    <style:style style:name="T29" style:family="text">
      <style:text-properties fo:color="#333333" fo:font-size="11pt" fo:language="fr" fo:country="FR" style:font-name-asian="Calibri" style:font-size-asian="11pt" style:font-name-complex="Calibri" style:font-size-complex="11pt"/>
    </style:style>
    <style:style style:name="T30" style:family="text">
      <style:text-properties fo:color="#333333" style:font-name="Wingdings" fo:language="fr" fo:country="FR" style:font-name-asian="Wingdings" style:font-name-complex="Wingdings"/>
    </style:style>
    <style:style style:name="T31" style:family="text">
      <style:text-properties fo:color="#ff0000" fo:language="fr" fo:country="FR"/>
    </style:style>
    <style:style style:name="T32" style:family="text">
      <style:text-properties fo:color="#ff0000" fo:language="fr" fo:country="FR" style:font-name-asian="Calibri" style:font-name-complex="Calibri"/>
    </style:style>
    <style:style style:name="T33" style:family="text">
      <style:text-properties fo:color="#ff0000" fo:language="fr" fo:country="FR" fo:font-weight="bold" style:font-name-asian="Calibri" style:font-weight-asian="bold" style:font-name-complex="Calibri"/>
    </style:style>
    <style:style style:name="T34" style:family="text">
      <style:text-properties fo:color="#ff0000" fo:language="fr" fo:country="FR" fo:font-weight="bold" style:font-weight-asian="bold"/>
    </style:style>
    <style:style style:name="T35" style:family="text">
      <style:text-properties fo:color="#ff0000" style:font-name="Wingdings" style:font-name-asian="Wingdings" style:font-name-complex="Wingdings"/>
    </style:style>
    <style:style style:name="T36" style:family="text">
      <style:text-properties fo:color="#ff0000" style:font-name="Wingdings" fo:language="fr" fo:country="FR" style:font-name-asian="Wingdings" style:font-name-complex="Wingdings"/>
    </style:style>
    <style:style style:name="T37" style:family="text">
      <style:text-properties fo:color="#ff0000" style:font-name="Arial Unicode MS" fo:language="fr" fo:country="FR" style:font-name-asian="Wingdings" style:font-name-complex="Wingdings"/>
    </style:style>
    <style:style style:name="T38" style:family="text">
      <style:text-properties style:font-name="Calibri" fo:font-size="11pt" fo:font-weight="bold" style:font-size-asian="11pt" style:font-weight-asian="bold" style:font-name-complex="Calibri" style:font-size-complex="11pt" style:font-weight-complex="bold"/>
    </style:style>
    <style:style style:name="T39" style:family="text">
      <style:text-properties style:font-name="Calibri" fo:font-size="11pt" fo:font-weight="bold" style:font-name-asian="Calibri" style:font-size-asian="11pt" style:font-weight-asian="bold" style:font-name-complex="Calibri" style:font-size-complex="11pt" style:font-weight-complex="bold"/>
    </style:style>
    <style:style style:name="T40" style:family="text">
      <style:text-properties style:font-name="Calibri" fo:font-size="10pt" style:font-size-asian="10pt" style:font-name-complex="Calibri" style:font-size-complex="10pt" style:font-weight-complex="normal"/>
    </style:style>
    <style:style style:name="T41" style:family="text">
      <style:text-properties style:font-name="Calibri" fo:font-size="10pt" style:font-name-asian="Calibri" style:font-size-asian="10pt" style:font-name-complex="Calibri" style:font-size-complex="10pt"/>
    </style:style>
    <style:style style:name="T42" style:family="text">
      <style:text-properties style:font-name="Calibri" fo:font-size="10pt" fo:background-color="#c0c0c0" style:font-size-asian="10pt" style:font-name-complex="Calibri" style:font-size-complex="10pt" loext:char-shading-value="0"/>
    </style:style>
    <style:style style:name="T43" style:family="text">
      <style:text-properties style:font-name="Calibri" fo:font-size="10pt" fo:background-color="#c0c0c0" style:font-size-asian="10pt" style:font-name-complex="Calibri" style:font-size-complex="10pt" style:font-weight-complex="normal" loext:char-shading-value="0"/>
    </style:style>
    <style:style style:name="T44" style:family="text">
      <style:text-properties style:font-name="Calibri" fo:font-size="10pt" fo:background-color="#c0c0c0" style:font-name-asian="Calibri" style:font-size-asian="10pt" style:font-name-complex="Calibri" style:font-size-complex="10pt" loext:char-shading-value="0"/>
    </style:style>
    <style:style style:name="T45" style:family="text">
      <style:text-properties style:font-name="Calibri" fo:font-size="10pt" fo:background-color="#c0c0c0" style:font-name-asian="Goudy Old Style" style:font-size-asian="10pt" style:font-name-complex="Calibri" style:font-size-complex="10pt" style:font-weight-complex="normal" loext:char-shading-value="0"/>
    </style:style>
    <style:style style:name="T46" style:family="text">
      <style:text-properties fo:font-size="10pt" style:font-size-asian="10pt" style:font-size-complex="10pt"/>
    </style:style>
    <style:style style:name="T47" style:family="text">
      <style:text-properties fo:font-variant="normal" fo:text-transform="none" fo:color="#000000" fo:font-weight="bold" style:font-weight-asian="bold"/>
    </style:style>
    <style:style style:name="T48" style:family="text">
      <style:text-properties fo:font-variant="normal" fo:text-transform="none" fo:color="#000000" fo:font-weight="bold" style:font-name-asian="Calibri" style:font-weight-asian="bold" style:font-name-complex="Calibri"/>
    </style:style>
    <style:style style:name="T49" style:family="text">
      <style:text-properties fo:font-variant="normal" fo:text-transform="none" fo:color="#000000" fo:language="fr" fo:country="FR" fo:font-weight="bold" style:font-weight-asian="bold"/>
    </style:style>
    <style:style style:name="T50" style:family="text">
      <style:text-properties fo:font-variant="normal" fo:text-transform="none" fo:color="#000000" fo:language="fr" fo:country="FR" fo:font-weight="bold" style:font-name-asian="Calibri" style:font-weight-asian="bold" style:font-name-complex="Calibri"/>
    </style:style>
    <style:style style:name="T51" style:family="text">
      <style:text-properties fo:font-variant="normal" fo:text-transform="none" fo:color="#000000" fo:font-size="10pt" fo:letter-spacing="normal" fo:language="fr" fo:country="FR" style:font-size-asian="10pt" style:font-size-complex="10pt"/>
    </style:style>
    <style:style style:name="T52" style:family="text">
      <style:text-properties fo:font-variant="normal" fo:text-transform="none" fo:color="#000000" fo:font-size="10pt" fo:letter-spacing="normal" fo:language="fr" fo:country="FR" style:font-name-asian="Calibri" style:font-size-asian="10pt" style:font-name-complex="Calibri" style:font-size-complex="10pt"/>
    </style:style>
    <style:style style:name="T53" style:family="text">
      <style:text-properties fo:font-variant="normal" fo:text-transform="none" fo:color="#000000" fo:font-size="10pt" fo:letter-spacing="normal" fo:language="fr" fo:country="FR" fo:font-weight="bold" style:font-name-asian="Calibri" style:font-size-asian="10pt" style:font-weight-asian="bold" style:font-name-complex="Calibri" style:font-size-complex="10pt" style:font-weight-complex="bold"/>
    </style:style>
    <style:style style:name="T54" style:family="text">
      <style:text-properties fo:font-variant="normal" fo:text-transform="none" fo:color="#000000" fo:font-size="10pt" fo:letter-spacing="normal" fo:language="fr" fo:country="FR" fo:font-weight="bold" style:font-name-asian="Calibri" style:font-size-asian="10pt" style:font-weight-asian="bold" style:font-name-complex="Calibri" style:font-size-complex="10pt" style:font-weight-complex="bold"/>
    </style:style>
    <style:style style:name="T55" style:family="text">
      <style:text-properties fo:color="#000000" fo:language="fr" fo:country="FR" fo:font-weight="bold" style:font-name-asian="Calibri" style:font-weight-asian="bold" style:font-name-complex="Calibri"/>
    </style:style>
    <style:style style:name="T56"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h text:style-name="P54" text:outline-level="1"><text:span text:style-name="T1">Thème</text:span><text:span text:style-name="T2"> </text:span><text:span text:style-name="T1">EM1</text:span><text:span text:style-name="T2"> – </text:span><text:span text:style-name="T1">Analyse</text:span><text:span text:style-name="T2"> </text:span><text:span text:style-name="T1">structurelle</text:span><text:span text:style-name="T2"> </text:span><text:span text:style-name="T1">du</text:span><text:span text:style-name="T2"> </text:span><text:span text:style-name="T1">secteur</text:span><text:span text:style-name="T2"> </text:span><text:span text:style-name="T1">informatique</text:span></text:h>
      <text:h text:style-name="P55" text:outline-level="2"><text:span text:style-name="T1">Ch</text:span><text:span text:style-name="T2"> 1.</text:span><text:span text:style-name="T1">6 :</text:span><text:span text:style-name="T2"> </text:span><text:span text:style-name="T1">le</text:span><text:span text:style-name="T2"> rôle </text:span><text:span text:style-name="T1">de</text:span><text:span text:style-name="T2"> l’État</text:span><text:span text:style-name="T1">,</text:span><text:span text:style-name="T2"> </text:span><text:span text:style-name="T1">de</text:span><text:span text:style-name="T2"> l’Europe </text:span><text:span text:style-name="T1">et</text:span><text:span text:style-name="T2"> </text:span><text:span text:style-name="T1">des</text:span><text:span text:style-name="T2"> collectivités</text:span></text:h>
      <text:p text:style-name="P5"/>
      <text:p text:style-name="Normal1"><text:span text:style-name="T10">Mots clés : État</text:span><text:span text:style-name="T11">, politiques publiques, biens publics, biens réseaux, infrastructure, politique de la concurrence</text:span></text:p>
      <text:p text:style-name="P24"/>
      <text:p text:style-name="P27">1.6 Le rôle de l’état, de l’Europe et des collectivités locales</text:p>
      <text:p text:style-name="P27"/>
      <text:p text:style-name="P27">Sens et portée de l’étude</text:p>
      <text:p text:style-name="P28">L’intervention de l’État dans tous les domaines, y compris dans le secteur informatique. Car il impulse une dynamique auprès du secteur marchand. </text:p>
      <text:p text:style-name="P26"><text:span text:style-name="T11">L’intervention publique contribue à la réalisation d’investissements, notamment en soutenant des activités de </text:span><text:span text:style-name="T10">recherche</text:span><text:span text:style-name="T11">, en finançant des </text:span><text:span text:style-name="T10">infrastructures</text:span><text:span text:style-name="T11">, des </text:span><text:span text:style-name="T10">services</text:span><text:span text:style-name="T11"> ou encore en protégeant les </text:span><text:span text:style-name="T10">intervenants</text:span><text:span text:style-name="T11"> sur le marché. Les choix de l’État peuvent créer des opportunités pour les acteurs du secteur. L’État intervient également en </text:span><text:span text:style-name="T10">réglementant</text:span><text:span text:style-name="T11"> les relations entre acteurs du secteur.</text:span></text:p>
      <text:p text:style-name="P28"/>
      <text:p text:style-name="P24">-L'intervention de l'état ce fait sur tout les domaines, y compris dans le secteur informatique, est importante par impulsions qu'il peut donner. (Mais c'est surtout le rôle fort des AAI)</text:p>
      <text:p text:style-name="P24">-L'intervention publique contribue à la réalisation d 'investissements, comme la recherche, en finançant des infrastructures, des services ou encore en protégeant les intervenants sur le marché.</text:p>
      <text:p text:style-name="P24">-Les choix de l'état peuvent créer des opportunités pour les acteurs du secteur. L'État intervient également en réglementant les relations entre acteurs du secteur.</text:p>
      <text:h text:style-name="P56" text:outline-level="3"><text:span text:style-name="T1">1.</text:span><text:span text:style-name="T2"> </text:span><text:span text:style-name="T24">Les</text:span><text:span text:style-name="T19"> </text:span><text:span text:style-name="T18">domaines</text:span><text:span text:style-name="T19"> </text:span><text:span text:style-name="T18">d</text:span><text:span text:style-name="T19">’</text:span><text:span text:style-name="T18">intervention</text:span><text:span text:style-name="T19"> </text:span><text:span text:style-name="T18">de</text:span><text:span text:style-name="T19"> </text:span><text:span text:style-name="T24">l’État</text:span><text:span text:style-name="T18"> </text:span></text:h>
      <text:p text:style-name="P7"/>
      <text:p text:style-name="P8"><text:span text:style-name="T12">A</text:span><text:span text:style-name="T13"> – </text:span><text:span text:style-name="T12">le</text:span><text:span text:style-name="T13"> </text:span><text:span text:style-name="T12">cadre</text:span><text:span text:style-name="T13"> </text:span><text:span text:style-name="T12">institutionnel</text:span><text:span text:style-name="T13"> </text:span><text:span text:style-name="T12">et</text:span><text:span text:style-name="T13"> </text:span><text:span text:style-name="T12">juridique</text:span><text:span text:style-name="T13"> </text:span><text:span text:style-name="T12">du</text:span><text:span text:style-name="T13"> </text:span><text:span text:style-name="T12">marché</text:span></text:p>
      <text:p text:style-name="P9"><text:span text:style-name="T21"><text:s/></text:span><text:span text:style-name="T20">Qu'instaure </text:span><text:span text:style-name="T20">l’État</text:span><text:span text:style-name="T21"> </text:span><text:span text:style-name="T20">pour</text:span><text:span text:style-name="T21"> </text:span><text:span text:style-name="T20">assurer</text:span><text:span text:style-name="T21"> </text:span><text:span text:style-name="T20">le</text:span><text:span text:style-name="T21"> <text:s/></text:span><text:span text:style-name="T20">fonctionnement</text:span><text:span text:style-name="T21"> </text:span><text:span text:style-name="T20">du</text:span><text:span text:style-name="T21"> </text:span><text:span text:style-name="T20">marché </text:span><text:span text:style-name="T21">?</text:span></text:p>
      <text:p text:style-name="P12">Son intervention est il justifié ?</text:p>
      <text:p text:style-name="P12">L'État instaure un cadre institutionnel et juridique général pour assurer le fonctionnement du marché.</text:p>
      <text:p text:style-name="P12">L'intervention de l'État est justifiée lorsque marché remplit pas rôle allocation optimale des ressources.</text:p>
      <text:p text:style-name="P12">Lorsque monopole portant préjudice a consommateur</text:p>
      <text:p text:style-name="P12">Dans le domaine informatique, le droit à de nouvelles règles nationales et communautaires <text:s/>accompagné par dév des TIC et économie numérique.</text:p>
      <text:p text:style-name="P12"/>
      <text:p text:style-name="P12">Par ex : CNIL, la loi LCEN de confiance économie numérique, li signature électronique 2004 sera mise à jour en 2016 pour devenir Loi république numérique. </text:p>
      <text:p text:style-name="P12">Résumé : les principes du projet de loi : le concept de neutralité du Net figurera dans le projet de loi ; les opérateurs de réseaux devront respecter les principes de non discrimination des contenus et de transparence.</text:p>
      <text:p text:style-name="P12"><text:tab/>Le projet de loi repose sur trois volets comme la liberté, légalité et la fraternité/ les données publiques <text:s/>devront être ouvertes et gratuites. Le droit à l'oubli (plus de justification nécessaire) et de mort numérique. Le dév de l’accessibilité des sites.</text:p>
      <text:p text:style-name="P14"/>
      <text:p text:style-name="P19"><text:span text:style-name="T26">B</text:span><text:span text:style-name="T27"> </text:span><text:span text:style-name="T26">-</text:span><text:span text:style-name="T27"> </text:span><text:span text:style-name="T27">L’État</text:span><text:span text:style-name="T27"> </text:span><text:span text:style-name="T26">intervient</text:span><text:span text:style-name="T27"> </text:span><text:span text:style-name="T26">par</text:span><text:span text:style-name="T27"> </text:span><text:span text:style-name="T26">la</text:span><text:span text:style-name="T27"> </text:span><text:span text:style-name="T26">mise</text:span><text:span text:style-name="T27"> </text:span><text:span text:style-name="T26">en</text:span><text:span text:style-name="T27"> </text:span><text:span text:style-name="T26">place</text:span><text:span text:style-name="T27"> </text:span><text:span text:style-name="T26">de</text:span><text:span text:style-name="T27"> </text:span><text:span text:style-name="T26">politiques</text:span><text:span text:style-name="T27"> </text:span><text:span text:style-name="T26">publiques </text:span></text:p>
      <text:p text:style-name="P10"><text:span text:style-name="T20">1-</text:span><text:span text:style-name="T21"> </text:span><text:span text:style-name="T22">Qu</text:span><text:span text:style-name="T24">’</text:span><text:span text:style-name="T22">est</text:span><text:span text:style-name="T24"> </text:span><text:span text:style-name="T22">ce</text:span><text:span text:style-name="T24"> </text:span><text:span text:style-name="T22">qu</text:span><text:span text:style-name="T24">’</text:span><text:span text:style-name="T22">une</text:span><text:span text:style-name="T24"> </text:span><text:span text:style-name="T22">politique</text:span><text:span text:style-name="T24"> </text:span><text:span text:style-name="T22">publique</text:span><text:span text:style-name="T20"> ?</text:span></text:p>
      <text:list xml:id="list6994555329527616671" text:style-name="WW8Num2">
        <text:list-item>
          <text:p text:style-name="P39"><text:soft-page-break/>définition</text:p>
        </text:list-item>
        <text:list-item>
          <text:p text:style-name="P42"><text:span text:style-name="T20">Concrètement</text:span><text:span text:style-name="T21"> </text:span><text:span text:style-name="T20">la</text:span><text:span text:style-name="T21"> </text:span><text:span text:style-name="T20">politique</text:span><text:span text:style-name="T21"> </text:span><text:span text:style-name="T20">publique</text:span><text:span text:style-name="T21"> </text:span><text:span text:style-name="T20">vise</text:span><text:span text:style-name="T21"> </text:span><text:span text:style-name="T20">à</text:span><text:span text:style-name="T21"> </text:span><text:span text:style-name="T20">l</text:span><text:span text:style-name="T21">’</text:span><text:span text:style-name="T20">amélioration</text:span><text:span text:style-name="T21"> de quoi ?</text:span></text:p>
          <text:list>
            <text:list-header>
              <text:p text:style-name="P45">Ce sont les actions coordonnées de l'État dans le but d'obtenir une modification et une évolution d'une situation donnée.</text:p>
            </text:list-header>
            <text:list-item>
              <text:p text:style-name="P45">Concrètement la politique publique vise à l'amélioration</text:p>
            </text:list-item>
            <text:list-item>
              <text:p text:style-name="P45">des connaissances</text:p>
            </text:list-item>
            <text:list-item>
              <text:p text:style-name="P45">à encourager les inventeurs</text:p>
            </text:list-item>
            <text:list-item>
              <text:p text:style-name="P45">à divulgué leurs découvertes par les brevets</text:p>
            </text:list-item>
            <text:list-item>
              <text:p text:style-name="P45">à développer des infrastructures permettant la circulation des connaissances (revues et forums)</text:p>
            </text:list-item>
            <text:list-item>
              <text:p text:style-name="P45">à orienter les transfert de connaissances du secteur public (recherche) vers le secteur privé.</text:p>
            </text:list-item>
          </text:list>
        </text:list-item>
      </text:list>
      <text:p text:style-name="P13">W3C</text:p>
      <text:p text:style-name="P13"/>
      <text:p text:style-name="P10"><text:span text:style-name="T20">2-</text:span><text:span text:style-name="T21"> </text:span><text:span text:style-name="T22">Actions</text:span><text:span text:style-name="T24"> </text:span><text:span text:style-name="T22">spécifiques</text:span><text:span text:style-name="T24"> </text:span><text:span text:style-name="T22">des</text:span><text:span text:style-name="T24"> </text:span><text:span text:style-name="T22">PP</text:span><text:span text:style-name="T24"> </text:span><text:span text:style-name="T22">dans</text:span><text:span text:style-name="T24"> </text:span><text:span text:style-name="T22">le</text:span><text:span text:style-name="T24"> </text:span><text:span text:style-name="T22">secteur</text:span><text:span text:style-name="T24"> </text:span><text:span text:style-name="T22">informatique</text:span></text:p>
      <text:p text:style-name="P10"><text:span text:style-name="T21">Quels sont les principes et les éléments de la politique actuelle de l'économie numérique ? Qui gère son développement ?</text:span><text:span text:style-name="T21"> </text:span></text:p>
      <text:p text:style-name="P16">Analysez le document portant sur les 109 millions d'euros pour le très haut débit en Alsace.</text:p>
      <text:p text:style-name="P17">Réalisation d'investissements dans l'économie numérique avec le Fonds national pour la société numérique.</text:p>
      <text:p text:style-name="P17"><text:tab/>Technologie de base numérique</text:p>
      <text:p text:style-name="P17"><text:tab/>Coud Computing</text:p>
      <text:p text:style-name="P17"><text:tab/>Valorisation et numérisation des contenus scientifiques, éducatifs et culturels</text:p>
      <text:p text:style-name="P17"><text:tab/>Sécurité et résilience des réseaux</text:p>
      <text:p text:style-name="P17"><text:tab/>E-éducation</text:p>
      <text:p text:style-name="P17"><text:tab/>E-santé</text:p>
      <text:p text:style-name="P18"><text:tab/>Ville numérique</text:p>
      <text:p text:style-name="P13"/>
      <text:p text:style-name="P10"><text:span text:style-name="T20"><text:tab/></text:span><text:span text:style-name="T26">C</text:span><text:span text:style-name="T27"> </text:span><text:span text:style-name="T26">-</text:span><text:span text:style-name="T27"> L’État </text:span><text:span text:style-name="T26">pallie</text:span><text:span text:style-name="T27"> </text:span><text:span text:style-name="T26">les</text:span><text:span text:style-name="T27"> </text:span><text:span text:style-name="T26">défaillances</text:span><text:span text:style-name="T27"> </text:span><text:span text:style-name="T26">du</text:span><text:span text:style-name="T27"> </text:span><text:span text:style-name="T26">marché</text:span></text:p>
      <text:p text:style-name="P11"><text:span text:style-name="T29">L’État </text:span><text:span text:style-name="T28">intervient</text:span><text:span text:style-name="T29"> </text:span><text:span text:style-name="T28">et</text:span><text:span text:style-name="T29"> </text:span><text:span text:style-name="T28">propose</text:span><text:span text:style-name="T29"> </text:span><text:span text:style-name="T28">de</text:span><text:span text:style-name="T29"> </text:span><text:span text:style-name="T28">mettre</text:span><text:span text:style-name="T29"> </text:span><text:span text:style-name="T28">à</text:span><text:span text:style-name="T29"> </text:span><text:span text:style-name="T28">disposition</text:span><text:span text:style-name="T29"> </text:span><text:span text:style-name="T28">des</text:span><text:span text:style-name="T29"> </text:span><text:span text:style-name="T28">biens</text:span><text:span text:style-name="T29"> </text:span><text:span text:style-name="T28">publics</text:span><text:span text:style-name="T29"> </text:span><text:span text:style-name="T28">lorsque</text:span><text:span text:style-name="T29"> </text:span><text:span text:style-name="T28">les</text:span><text:span text:style-name="T29"> </text:span><text:span text:style-name="T28">entreprises</text:span><text:span text:style-name="T29"> </text:span><text:span text:style-name="T28">n</text:span><text:span text:style-name="T29">’</text:span><text:span text:style-name="T28">en</text:span><text:span text:style-name="T29"> </text:span><text:span text:style-name="T28">proposent</text:span><text:span text:style-name="T29"> </text:span><text:span text:style-name="T28">pas</text:span><text:span text:style-name="T29"> </text:span><text:span text:style-name="T28">ou</text:span><text:span text:style-name="T29"> </text:span><text:span text:style-name="T28">lorsque</text:span><text:span text:style-name="T29"> </text:span><text:span text:style-name="T28">des</text:span><text:span text:style-name="T29"> </text:span><text:span text:style-name="T28">domaines</text:span><text:span text:style-name="T29"> </text:span><text:span text:style-name="T28">d</text:span><text:span text:style-name="T29">’</text:span><text:span text:style-name="T28">activités</text:span><text:span text:style-name="T29"> </text:span><text:span text:style-name="T28">sont</text:span><text:span text:style-name="T29"> </text:span><text:span text:style-name="T28">déficitaires</text:span><text:span text:style-name="T29"> </text:span><text:span text:style-name="T28">pour</text:span><text:span text:style-name="T29"> </text:span><text:span text:style-name="T28">les</text:span><text:span text:style-name="T29"> </text:span><text:span text:style-name="T28">entreprises.</text:span></text:p>
      <text:p text:style-name="P29"><text:span text:style-name="T38">1-</text:span><text:span text:style-name="T39"> </text:span><text:span text:style-name="T38">Les</text:span><text:span text:style-name="T39"> </text:span><text:span text:style-name="T38">biens</text:span><text:span text:style-name="T39"> </text:span><text:span text:style-name="T38">publics</text:span></text:p>
      <text:p text:style-name="P30"><text:span text:style-name="T8">Quelle est sa définition? </text:span>Quelles sont les deux caractéristiques d’un bien public ?</text:p>
      <text:p text:style-name="P30">L'État intervient et met à disposition des biens public lorsque les entreprises n'en proposent pas ou lorsque des domaines d'activités sont déficitaires pour les entreprises.</text:p>
      <text:p text:style-name="P30">Un bien collectif ou public est un bien qui peut être utilisé simultanément par plusieurs individus sans que la consommation de l'un ne réduise la consommation de l'autre <text:span text:style-name="T8">(non rivalité)</text:span>.</text:p>
      <text:p text:style-name="P30">De plus, une fois produit, il profite à tous les acteurs de l'économie même à ceux ne sont pas disposés à payer <text:span text:style-name="T8">(non exclusivité)</text:span>.</text:p>
      <text:p text:style-name="P31"/>
      <text:p text:style-name="P31"/>
      <text:p text:style-name="P6"><text:span text:style-name="T14">2</text:span><text:span text:style-name="T15"> </text:span><text:span text:style-name="T14">-</text:span><text:span text:style-name="T15"> L’État </text:span><text:span text:style-name="T14">et</text:span><text:span text:style-name="T15"> </text:span><text:span text:style-name="T14">les</text:span><text:span text:style-name="T15"> </text:span><text:span text:style-name="T14">biens</text:span><text:span text:style-name="T15"> </text:span><text:span text:style-name="T14">réseaux </text:span></text:p>
      <text:p text:style-name="P4"><text:span text:style-name="T3">2.1</text:span><text:span text:style-name="T4"> </text:span><text:span text:style-name="T3">Définition</text:span><text:span text:style-name="T4"> </text:span><text:span text:style-name="T3">de</text:span><text:span text:style-name="T4"> </text:span><text:span text:style-name="T3">biens</text:span><text:span text:style-name="T4"> </text:span><text:span text:style-name="T3">réseaux</text:span><text:span text:style-name="T1"> </text:span></text:p>
      <text:p text:style-name="P4"><text:span text:style-name="T1">« Les</text:span><text:span text:style-name="T2"> </text:span><text:span text:style-name="T1">réseaux</text:span><text:span text:style-name="T2"> </text:span><text:span text:style-name="T1">ont</text:span><text:span text:style-name="T2"> </text:span><text:span text:style-name="T1">pour</text:span><text:span text:style-name="T2"> </text:span><text:span text:style-name="T1">rôle</text:span><text:span text:style-name="T2"> </text:span><text:span text:style-name="T1">de</text:span><text:span text:style-name="T2"> </text:span><text:span text:style-name="T1">mettre</text:span><text:span text:style-name="T2"> </text:span><text:span text:style-name="T1">en</text:span><text:span text:style-name="T2"> </text:span><text:span text:style-name="T1">relation</text:span><text:span text:style-name="T2"> </text:span><text:span text:style-name="T1">des</text:span><text:span text:style-name="T2"> </text:span><text:span text:style-name="T1">fournisseurs</text:span><text:span text:style-name="T2"> </text:span><text:span text:style-name="T1">et</text:span><text:span text:style-name="T2"> </text:span><text:span text:style-name="T1">des</text:span><text:span text:style-name="T2"> </text:span><text:span text:style-name="T1">consommateurs</text:span><text:span text:style-name="T2"> </text:span><text:span text:style-name="T1">de</text:span><text:span text:style-name="T2"> </text:span><text:span text:style-name="T1">certains</text:span><text:span text:style-name="T2"> </text:span><text:span text:style-name="T1">biens</text:span><text:span text:style-name="T2"> </text:span><text:span text:style-name="T1">et</text:span><text:span text:style-name="T2"> </text:span><text:span text:style-name="T1">services. »</text:span></text:p>
      <text:p text:style-name="P1">Ce sont des biens qui permettent de relier ou de mettre en relation les utilisateurs.</text:p>
      <text:p text:style-name="P1"><text:soft-page-break/>« Les réseau ont le rôle de mettre en relation des fournisseurs et des consommateurs de certains biens et services. »</text:p>
      <text:p text:style-name="P4"><text:span text:style-name="T3">2.2</text:span><text:span text:style-name="T4"> Externalisation des réseaux des télécommunications et réseau internet</text:span></text:p>
      <text:p text:style-name="P1">En quoi créent-ils des externalités positives et négatives ?</text:p>
      <text:p text:style-name="P49"><text:s/>Ces biens réseaux créent des externalités positives (services à tous) mais <text:s/>aussi des externalités négatives (saturation des réseaux, concentration d'antenne provoquant des perturbations, pollution) ex été 2013 sur l'ile de Ré car il y a une saturation des réseaux puisque l'équipement correspond à celui de la population locale et pas à pas celle qui existe lors des grandes vacances ;</text:p>
      <text:p text:style-name="P49">Donc pour permettre une bonne gestion des biens publics et des biens réseaux, l'État finance et propose le développement d'infrastructure et des investissements.</text:p>
      <text:h text:style-name="P57" text:outline-level="3"><text:span text:style-name="T1">2.</text:span><text:span text:style-name="T2"> </text:span><text:span text:style-name="T1">la</text:span><text:span text:style-name="T2"> </text:span><text:span text:style-name="T2">réalisation</text:span><text:span text:style-name="T2"> </text:span><text:span text:style-name="T1">d</text:span><text:span text:style-name="T2">’</text:span><text:span text:style-name="T1">investissements,</text:span><text:span text:style-name="T2"> </text:span><text:span text:style-name="T1">le</text:span><text:span text:style-name="T2"> </text:span><text:span text:style-name="T1">financement</text:span><text:span text:style-name="T2"> </text:span><text:span text:style-name="T1">d</text:span><text:span text:style-name="T2">’</text:span><text:span text:style-name="T1">activité</text:span><text:span text:style-name="T2"> </text:span><text:span text:style-name="T1">de</text:span><text:span text:style-name="T2"> </text:span><text:span text:style-name="T1">recherche</text:span><text:span text:style-name="T2"> </text:span><text:span text:style-name="T1">et</text:span><text:span text:style-name="T2"> </text:span><text:span text:style-name="T1">d</text:span><text:span text:style-name="T2">’</text:span><text:span text:style-name="T1">infrastructures</text:span><text:span text:style-name="T2"> </text:span></text:h>
      <text:p text:style-name="P10"><text:span text:style-name="T22">A</text:span><text:span text:style-name="T24"> </text:span><text:span text:style-name="T22">-</text:span><text:span text:style-name="T24"> </text:span><text:span text:style-name="T22">Rôle</text:span><text:span text:style-name="T24"> </text:span><text:span text:style-name="T22">de</text:span><text:span text:style-name="T24"> </text:span><text:span text:style-name="T24">l’État</text:span><text:span text:style-name="T24"> </text:span><text:span text:style-name="T22">dans</text:span><text:span text:style-name="T24"> </text:span><text:span text:style-name="T22">la</text:span><text:span text:style-name="T24"> </text:span><text:span text:style-name="T22">gestion</text:span><text:span text:style-name="T24"> </text:span><text:span text:style-name="T22">des</text:span><text:span text:style-name="T24"> </text:span><text:span text:style-name="T22">biens</text:span><text:span text:style-name="T24"> </text:span><text:span text:style-name="T22">réseaux</text:span></text:p>
      <text:p text:style-name="P10"><text:span text:style-name="T20">Pour</text:span><text:span text:style-name="T21"> </text:span><text:span text:style-name="T20">promouvoir</text:span><text:span text:style-name="T21"> </text:span><text:span text:style-name="T20">le</text:span><text:span text:style-name="T21"> </text:span><text:span text:style-name="T20">développement</text:span><text:span text:style-name="T21"> </text:span><text:span text:style-name="T20">des</text:span><text:span text:style-name="T21"> </text:span><text:span text:style-name="T20">biens</text:span><text:span text:style-name="T21"> </text:span><text:span text:style-name="T20">réseaux</text:span><text:span text:style-name="T21"> </text:span><text:span text:style-name="T20">:</text:span><text:span text:style-name="T21"> </text:span><text:span text:style-name="T20">Haut</text:span><text:span text:style-name="T21"> </text:span><text:span text:style-name="T20">débit</text:span><text:span text:style-name="T21"> </text:span><text:span text:style-name="T20">pour</text:span><text:span text:style-name="T21"> </text:span><text:span text:style-name="T20">tous,</text:span><text:span text:style-name="T21"> </text:span><text:span text:style-name="T20">abonnement</text:span><text:span text:style-name="T21"> </text:span><text:span text:style-name="T20">universel, que fait </text:span><text:span text:style-name="T20">l’État</text:span><text:span text:style-name="T20"> ?</text:span></text:p>
      <text:list xml:id="list4102915076544052508" text:style-name="WW8Num5">
        <text:list-item>
          <text:p text:style-name="P41">L'État réglemente le dév des biens réseaux : Haut débits pour tous, abonnement universel.</text:p>
        </text:list-item>
        <text:list-item>
          <text:p text:style-name="P46">Il a favorisé le déploiement de très haut débit par la <text:s/>fibre optique sur le territoire national :</text:p>
          <text:list>
            <text:list-item>
              <text:p text:style-name="P46">Par une coopération entre l'État, les collectivités territoriales et les opérateurs privés.</text:p>
            </text:list-item>
          </text:list>
        </text:list-item>
        <text:list-item>
          <text:p text:style-name="P46">Il a crée des institutions chargées de contrôler les réseaux (telle l'ARCEP) :</text:p>
        </text:list-item>
        <text:list-item>
          <text:p text:style-name="P43"><text:a xlink:type="simple" xlink:href="http://www.arcep.fr/" text:style-name="Internet_20_link" text:visited-style-name="Visited_20_Internet_20_Link"><text:span text:style-name="Internet_20_link">http://www.arcep.fr/</text:span></text:a></text:p>
        </text:list-item>
      </text:list>
      <text:p text:style-name="P10"><text:span text:style-name="T30"></text:span><text:span text:style-name="T36"> </text:span><text:span text:style-name="T37">Autorité de régulation des communications électroniques et des postes</text:span></text:p>
      <text:p text:style-name="P50">→ Rôle : assure que le processus concurentiel est possible grâce à la liberté d'entrée sur le marché.</text:p>
      <text:p text:style-name="P15"><text:tab/></text:p>
      <text:p text:style-name="P15"><text:tab/></text:p>
      <text:p text:style-name="P10"><text:span text:style-name="T23">B</text:span><text:span text:style-name="T25"> – </text:span><text:span text:style-name="T23">Une</text:span><text:span text:style-name="T25"> </text:span><text:span text:style-name="T23">politique</text:span><text:span text:style-name="T25"> </text:span><text:span text:style-name="T23">d</text:span><text:span text:style-name="T25">’</text:span><text:span text:style-name="T23">innovation</text:span><text:span text:style-name="T25"> </text:span><text:span text:style-name="T23">soutenue</text:span><text:span text:style-name="T25"> </text:span><text:span text:style-name="T23">par</text:span><text:span text:style-name="T25"> </text:span><text:span text:style-name="T23">l</text:span><text:span text:style-name="T25">’</text:span><text:span text:style-name="T23">Etat</text:span></text:p>
      <text:p text:style-name="P10"><text:span text:style-name="T20">Pour</text:span><text:span text:style-name="T21"> </text:span><text:span text:style-name="T20">favoriser</text:span><text:span text:style-name="T21"> </text:span><text:span text:style-name="T20">les</text:span><text:span text:style-name="T21"> </text:span><text:span text:style-name="T20">innovations</text:span><text:span text:style-name="T21"> </text:span><text:span text:style-name="T20">dans</text:span><text:span text:style-name="T21"> </text:span><text:span text:style-name="T20">le</text:span><text:span text:style-name="T21"> </text:span><text:span text:style-name="T20">domaine</text:span><text:span text:style-name="T21"> </text:span><text:span text:style-name="T20">du</text:span><text:span text:style-name="T21"> <text:s/></text:span><text:span text:style-name="T20">numérique,</text:span><text:span text:style-name="T21"> l’État </text:span><text:span text:style-name="T20">peut :</text:span></text:p>
      <text:list xml:id="list8543295683536443059" text:style-name="WW8Num6">
        <text:list-item>
          <text:p text:style-name="P44"><text:span text:style-name="T20">proposer</text:span><text:span text:style-name="T21"> </text:span><text:span text:style-name="T20">des</text:span><text:span text:style-name="T21"> </text:span><text:span text:style-name="T20">financements</text:span><text:span text:style-name="T21"> </text:span><text:span text:style-name="T20">aux</text:span><text:span text:style-name="T21"> </text:span><text:span text:style-name="T20">entreprises</text:span><text:span text:style-name="T21"> </text:span><text:span text:style-name="T20">privées, de quelles manières ?</text:span><text:span text:style-name="T21"> <text:s/></text:span><text:span text:style-name="T21">À vous de rechercher.</text:span></text:p>
          <text:list>
            <text:list-item>
              <text:p text:style-name="P40">Par des subventions ou par un prêt à taux zéro remboursables uniquement en cas de succés du projet</text:p>
            </text:list-item>
            <text:list-item>
              <text:p text:style-name="P47">Par l'allègement d'impôt comme le « crédit d'impôt recherche «  dont le principe est de retirer de l'impôt le montant des dépenses de recherche</text:p>
            </text:list-item>
          </text:list>
        </text:list-item>
      </text:list>
      <text:p text:style-name="Normal1"><text:span text:style-name="T11">L</text:span><text:span text:style-name="T46">’État peut encourager  :</text:span></text:p>
      <text:list xml:id="list7865824658305774654" text:style-name="WW8Num7">
        <text:list-item>
          <text:p text:style-name="P62">Les entreprises à s’associer entre elles de quelle façon ?</text:p>
          <text:p text:style-name="P62">Les entreprises peuvent s'associer entre elles autour de la recherche d'un intérêt commun ; le but est de bénéficier des compétences et des découvertes des uns et des autres.</text:p>
        </text:list-item>
      </text:list>
      <text:h text:style-name="Heading_20_3" text:outline-level="3"><text:span text:style-name="T1"><text:tab/></text:span><text:span text:style-name="T1">3</text:span><text:span text:style-name="T1">.</text:span><text:span text:style-name="T2"> </text:span><text:span text:style-name="T1">La</text:span><text:span text:style-name="T2"> </text:span><text:span text:style-name="T2">réglementation</text:span><text:span text:style-name="T2"> </text:span><text:span text:style-name="T1">des</text:span><text:span text:style-name="T2"> </text:span><text:span text:style-name="T1">relations</text:span><text:span text:style-name="T2"> </text:span><text:span text:style-name="T1">entre</text:span><text:span text:style-name="T2"> </text:span><text:span text:style-name="T1">les</text:span><text:span text:style-name="T2"> </text:span><text:span text:style-name="T1">acteurs</text:span><text:span text:style-name="T2"> </text:span><text:span text:style-name="T1">du</text:span><text:span text:style-name="T2"> </text:span><text:span text:style-name="T1">secteur</text:span><text:span text:style-name="T2"> </text:span><text:span text:style-name="T1">informatique</text:span><text:span text:style-name="T2"> </text:span><text:span text:style-name="T1">par</text:span><text:span text:style-name="T2"> </text:span><text:span text:style-name="T1">l</text:span><text:span text:style-name="T2"> ‘</text:span><text:span text:style-name="T2">état</text:span></text:h>
      <text:p text:style-name="P4"><text:span text:style-name="T29">L’État</text:span><text:span text:style-name="T29"> </text:span><text:span text:style-name="T28">assure</text:span><text:span text:style-name="T29"> </text:span><text:span text:style-name="T28">une</text:span><text:span text:style-name="T29"> </text:span><text:span text:style-name="T28">protection</text:span><text:span text:style-name="T29"> </text:span><text:span text:style-name="T28">des</text:span><text:span text:style-name="T29"> </text:span><text:span text:style-name="T28">différents</text:span><text:span text:style-name="T29"> </text:span><text:span text:style-name="T28">acteurs</text:span><text:span text:style-name="T29"> </text:span><text:span text:style-name="T28">informatiques</text:span><text:span text:style-name="T29"> </text:span><text:span text:style-name="T28">par</text:span><text:span text:style-name="T29"> </text:span><text:span text:style-name="T28">plusieurs</text:span><text:span text:style-name="T29"> </text:span><text:span text:style-name="T28">garanties</text:span><text:span text:style-name="T29"> </text:span><text:span text:style-name="T28">:</text:span></text:p>
      <text:p text:style-name="P4"><text:span text:style-name="T16">A -</text:span><text:span text:style-name="T17"> </text:span><text:span text:style-name="T16">Garantir</text:span><text:span text:style-name="T17"> </text:span><text:span text:style-name="T16">la</text:span><text:span text:style-name="T17"> </text:span><text:span text:style-name="T16">concurrence</text:span></text:p>
      <text:p text:style-name="P36"><text:soft-page-break/>Dans le cadre de sa politique de la concurrence, les marchés sont régulés en sanctionnant les ententes illicites ainsi que les abus de position dominante et en assurant un contrôle préventif des concentrations.</text:p>
      <text:p text:style-name="P36">1 – La régulation par la commission européenne</text:p>
      <text:p text:style-name="P2">...D'une manière générale, la régulation est réalisée par la commission européenne pour des comportements qui concernent plusieurs états membre de l'UE.</text:p>
      <text:p text:style-name="P48"><text:span text:style-name="T9">2 – Les autorités nationales de concurrence</text:span></text:p>
      <text:p text:style-name="P4"><text:span text:style-name="T1">En</text:span><text:span text:style-name="T2"> </text:span><text:span text:style-name="T1">France,</text:span><text:span text:style-name="T2"> </text:span><text:span text:style-name="T1">il</text:span><text:span text:style-name="T2"> </text:span><text:span text:style-name="T1">s</text:span><text:span text:style-name="T2">’</text:span><text:span text:style-name="T1">agit</text:span><text:span text:style-name="T2"> </text:span><text:span text:style-name="T1">de</text:span><text:span text:style-name="T2"> </text:span><text:span text:style-name="T5">l'Autorité de la concurrence</text:span><text:span text:style-name="T6">.</text:span></text:p>
      <text:p text:style-name="P20"><text:span text:style-name="T36"></text:span><text:span text:style-name="T31">Analysez</text:span><text:span text:style-name="T32"> de la vidéo</text:span></text:p>
      <text:p text:style-name="P20"><text:span text:style-name="T32">gendarme de la concurrence :</text:span></text:p>
      <text:p text:style-name="P20"><text:span text:style-name="T32">-amendes</text:span></text:p>
      <text:p text:style-name="P20"><text:span text:style-name="T32">-prévention/dissuasion</text:span></text:p>
      <text:p text:style-name="P20"><text:span text:style-name="T32">-répartition entre l'autorité de la concurrence et commission européenne</text:span></text:p>
      <text:p text:style-name="P20"><text:span text:style-name="T32">secteurs concérnés :</text:span></text:p>
      <text:p text:style-name="P20"><text:span text:style-name="T32">-santé/les groupes pharmaceutiques</text:span></text:p>
      <text:p text:style-name="P20"><text:span text:style-name="T32">-chimie</text:span></text:p>
      <text:p text:style-name="P20"><text:span text:style-name="T32">-banques</text:span></text:p>
      <text:p text:style-name="P20"><text:span text:style-name="T32">-Nespresso</text:span></text:p>
      <text:p text:style-name="P20"><text:span text:style-name="T32">-les taxis</text:span></text:p>
      <text:p text:style-name="P20"><text:span text:style-name="T32">-les notaires</text:span></text:p>
      <text:h text:style-name="P58" text:outline-level="4"><text:span text:style-name="T49">B-</text:span><text:span text:style-name="T50"> </text:span><text:span text:style-name="T49">Lutter</text:span><text:span text:style-name="T50"> </text:span><text:span text:style-name="T49">contre</text:span><text:span text:style-name="T50"> </text:span><text:span text:style-name="T49">les</text:span><text:span text:style-name="T55"> </text:span><text:span text:style-name="T49">ententes</text:span><text:span text:style-name="T55"> </text:span><text:span text:style-name="T49">illicites </text:span></text:h>
      <text:h text:style-name="P59" text:outline-level="4"><text:span text:style-name="T51">Les</text:span><text:span text:style-name="T52"> </text:span><text:span text:style-name="T51">comportements</text:span><text:span text:style-name="T52"> </text:span><text:span text:style-name="T51">d</text:span><text:span text:style-name="T52">’</text:span><text:span text:style-name="T51">ententes</text:span><text:span text:style-name="T52"> </text:span><text:span text:style-name="T51">qui</text:span><text:span text:style-name="T52"> </text:span><text:span text:style-name="T51">touchent</text:span><text:span text:style-name="T52"> à </text:span><text:span text:style-name="T51">la</text:span><text:span text:style-name="T52"> </text:span><text:span text:style-name="T51">concurrence</text:span><text:span text:style-name="T52"> </text:span><text:span text:style-name="T51">ne</text:span><text:span text:style-name="T52"> </text:span><text:span text:style-name="T51">sont</text:span><text:span text:style-name="T52"> </text:span><text:span text:style-name="T51">pas</text:span><text:span text:style-name="T52"> </text:span><text:span text:style-name="T51">toujours</text:span><text:span text:style-name="T52"> </text:span><text:span text:style-name="T51">interdits,</text:span><text:span text:style-name="T52"> </text:span><text:span text:style-name="T51">notamment</text:span><text:span text:style-name="T52"> </text:span><text:span text:style-name="T51">ceux</text:span><text:span text:style-name="T52"> </text:span><text:span text:style-name="T51">qui</text:span><text:span text:style-name="T52"> contribuent au progrès techniques ou qui facilitent la distribution des produits</text:span><text:span text:style-name="T53">...</text:span></text:h>
      <text:h text:style-name="P60" text:outline-level="4"><text:span text:style-name="T51">En</text:span><text:span text:style-name="T52"> </text:span><text:span text:style-name="T51">revanche,</text:span><text:span text:style-name="T52"> sont prohibées les ententes qui ont pour objet ou effet de limiter la concurrence au détriment des consommateur.</text:span><text:span text:style-name="T53">... </text:span></text:h>
      <text:p text:style-name="P52"><text:a xlink:type="simple" xlink:href="http://www.la-croix.com/Actualite/Economie-Entreprises/Economie/Les-sanctions-de-l-Autorite-de-la-concurrence-ont-atteint-un-record-en-2014-2015-07-08-1332658" text:style-name="Internet_20_link" text:visited-style-name="Visited_20_Internet_20_Link">http://www.la-croix.com/Actualite/Economie-Entreprises/Economie/Les-sanctions-de-l-Autorite-de-la-concurrence-ont-atteint-un-record-en-2014-2015-07-08-1332658</text:a><text:span text:style-name="T53"> </text:span></text:p>
      <text:p text:style-name="P33">Recherchez le montant des sanctions contre les ententes.</text:p>
      <text:p text:style-name="P33">En 2014, amendes =&gt; 1 milliards d'€.</text:p>
      <text:h text:style-name="P58" text:outline-level="4"><text:span text:style-name="T49">C-</text:span><text:span text:style-name="T50"> </text:span><text:span text:style-name="T49">Repérer</text:span><text:span text:style-name="T50"> </text:span><text:span text:style-name="T49">l</text:span><text:span text:style-name="T55">’</text:span><text:span text:style-name="T49">abus</text:span><text:span text:style-name="T55"> </text:span><text:span text:style-name="T49">de</text:span><text:span text:style-name="T55"> </text:span><text:span text:style-name="T49">position</text:span><text:span text:style-name="T55"> </text:span><text:span text:style-name="T49">dominante </text:span></text:h>
      <text:h text:style-name="P61" text:outline-level="4"><text:span text:style-name="T51">Dans</text:span><text:span text:style-name="T52"> </text:span><text:span text:style-name="T51">l</text:span><text:span text:style-name="T52">’</text:span><text:span text:style-name="T51">union</text:span><text:span text:style-name="T52"> </text:span><text:span text:style-name="T51">européenne</text:span><text:span text:style-name="T52"> </text:span><text:span text:style-name="T51">comme</text:span><text:span text:style-name="T52"> </text:span><text:span text:style-name="T51">en</text:span><text:span text:style-name="T52"> </text:span><text:span text:style-name="T51">France,</text:span><text:span text:style-name="T52"> </text:span><text:span text:style-name="T51">on</text:span><text:span text:style-name="T52"> </text:span><text:span text:style-name="T51">considère</text:span><text:span text:style-name="T52"> </text:span><text:span text:style-name="T51">qu</text:span><text:span text:style-name="T52">’</text:span><text:span text:style-name="T51">une</text:span><text:span text:style-name="T52"> </text:span><text:span text:style-name="T51">entreprise</text:span><text:span text:style-name="T52"> </text:span><text:span text:style-name="T51">occupe</text:span><text:span text:style-name="T52"> </text:span><text:span text:style-name="T51">une</text:span><text:span text:style-name="T52"> </text:span><text:span text:style-name="T51">position</text:span><text:span text:style-name="T52"> </text:span><text:span text:style-name="T51">dominante</text:span><text:span text:style-name="T52"> </text:span><text:span text:style-name="T51">lorsqu</text:span><text:span text:style-name="T52">’</text:span><text:span text:style-name="T51">elle</text:span><text:span text:style-name="T52"> </text:span><text:span text:style-name="T51">a</text:span><text:span text:style-name="T52"> </text:span><text:span text:style-name="T51">le</text:span><text:span text:style-name="T52"> </text:span><text:span text:style-name="T51">pouvoir</text:span><text:span text:style-name="T52"> </text:span><text:span text:style-name="T51">d</text:span><text:span text:style-name="T52">’</text:span><text:span text:style-name="T51">agir</text:span><text:span text:style-name="T52"> </text:span><text:span text:style-name="T51">de</text:span><text:span text:style-name="T52"> </text:span><text:span text:style-name="T51">façon</text:span><text:span text:style-name="T52"> </text:span><text:span text:style-name="T51">indépendante</text:span><text:span text:style-name="T52"> </text:span><text:span text:style-name="T51">sans</text:span><text:span text:style-name="T52"> </text:span><text:span text:style-name="T51">tenir</text:span><text:span text:style-name="T52"> </text:span><text:span text:style-name="T51">compte</text:span><text:span text:style-name="T52"> </text:span><text:span text:style-name="T51">des</text:span><text:span text:style-name="T52"> </text:span><text:span text:style-name="T51">clients</text:span><text:span text:style-name="T52"> </text:span><text:span text:style-name="T51">ou</text:span><text:span text:style-name="T52"> </text:span><text:span text:style-name="T51">des</text:span><text:span text:style-name="T52"> </text:span><text:span text:style-name="T51">fournisseurs</text:span><text:span text:style-name="T52"> </text:span><text:span text:style-name="T51">concurrents.</text:span><text:span text:style-name="T52"> </text:span></text:h>
      <text:p text:style-name="P3"><text:span text:style-name="T1">Exemples :</text:span><text:span text:style-name="T2"> Secteur du lait lactalis,secteur de la volaille</text:span></text:p>
      <text:p text:style-name="P3"><text:span text:style-name="T2">Résumé « affaire Lactalis » 9 ou 11 groupes =&gt; amende : 192,7 millions d'€ =&gt; entente sur les prix des yaourts.</text:span></text:p>
      <text:p text:style-name="P3"><text:span text:style-name="T2">3 ans d'enquête.</text:span></text:p>
      <text:h text:style-name="P58" text:outline-level="4"><text:soft-page-break/><text:span text:style-name="T47">D-</text:span><text:span text:style-name="T48"> Surveillance</text:span><text:span text:style-name="T50"> </text:span><text:span text:style-name="T49">les</text:span><text:span text:style-name="T50"> </text:span><text:span text:style-name="T49">concentrations</text:span></text:h>
      <text:h text:style-name="P58" text:outline-level="4"><text:span text:style-name="T51">Rappel :</text:span><text:span text:style-name="T52"> </text:span><text:span text:style-name="T51">La</text:span><text:span text:style-name="T52"> </text:span><text:span text:style-name="T51">logique</text:span><text:span text:style-name="T52"> </text:span><text:span text:style-name="T51">de</text:span><text:span text:style-name="T52"> </text:span><text:span text:style-name="T51">concentration</text:span><text:span text:style-name="T52"> </text:span><text:span text:style-name="T51">est</text:span><text:span text:style-name="T52"> </text:span><text:span text:style-name="T51">d</text:span><text:span text:style-name="T52">’</text:span><text:span text:style-name="T51">acquérir</text:span><text:span text:style-name="T52"> </text:span><text:span text:style-name="T51">un</text:span><text:span text:style-name="T52"> </text:span><text:span text:style-name="T51">pouvoir</text:span><text:span text:style-name="T52"> </text:span><text:span text:style-name="T51">sur</text:span><text:span text:style-name="T52"> </text:span><text:span text:style-name="T51">le</text:span><text:span text:style-name="T52"> </text:span><text:span text:style-name="T51">marché,</text:span><text:span text:style-name="T52"> </text:span><text:span text:style-name="T51">par</text:span><text:span text:style-name="T52"> </text:span><text:span text:style-name="T51">rapport</text:span><text:span text:style-name="T52"> </text:span><text:span text:style-name="T51">aux</text:span><text:span text:style-name="T52"> </text:span><text:span text:style-name="T51">clients</text:span><text:span text:style-name="T52"> </text:span><text:span text:style-name="T51">ou</text:span><text:span text:style-name="T52"> </text:span><text:span text:style-name="T51">aux</text:span><text:span text:style-name="T52"> </text:span><text:span text:style-name="T51">fournisseurs,</text:span><text:span text:style-name="T52"> </text:span><text:span text:style-name="T51">et</text:span><text:span text:style-name="T52"> </text:span><text:span text:style-name="T51">d</text:span><text:span text:style-name="T52">’</text:span><text:span text:style-name="T51">améliorer</text:span><text:span text:style-name="T52"> </text:span><text:span text:style-name="T51">le</text:span><text:span text:style-name="T52"> </text:span><text:span text:style-name="T51">pouvoir</text:span><text:span text:style-name="T52"> </text:span><text:span text:style-name="T51">de</text:span><text:span text:style-name="T52"> </text:span><text:span text:style-name="T51">négociation</text:span><text:span text:style-name="T52"> </text:span><text:span text:style-name="T51">de</text:span><text:span text:style-name="T52"> </text:span><text:span text:style-name="T51">l</text:span><text:span text:style-name="T52">’</text:span><text:span text:style-name="T51">entreprise.</text:span></text:h>
      <text:h text:style-name="P58" text:outline-level="4"><text:span text:style-name="T51">Rappel :</text:span><text:span text:style-name="T52"> </text:span><text:span text:style-name="T51">La</text:span><text:span text:style-name="T52"> </text:span><text:span text:style-name="T51">concentration</text:span><text:span text:style-name="T52"> </text:span><text:span text:style-name="T51">peut</text:span><text:span text:style-name="T52"> </text:span><text:span text:style-name="T51">déboucher</text:span><text:span text:style-name="T52"> </text:span><text:span text:style-name="T51">sur</text:span><text:span text:style-name="T52"> </text:span><text:span text:style-name="T51">une</text:span><text:span text:style-name="T52"> </text:span><text:span text:style-name="T51">position</text:span><text:span text:style-name="T52"> </text:span><text:span text:style-name="T51">dominante</text:span><text:span text:style-name="T52"> </text:span><text:span text:style-name="T51">et,</text:span><text:span text:style-name="T52"> </text:span><text:span text:style-name="T51">éventuellement,</text:span><text:span text:style-name="T52"> </text:span><text:span text:style-name="T51">des</text:span><text:span text:style-name="T52"> </text:span><text:span text:style-name="T51">situations</text:span><text:span text:style-name="T52"> </text:span><text:span text:style-name="T51">d</text:span><text:span text:style-name="T52">’</text:span><text:span text:style-name="T51">oligopole</text:span><text:span text:style-name="T52"> </text:span><text:span text:style-name="T51">et</text:span><text:span text:style-name="T52"> </text:span><text:span text:style-name="T51">de</text:span><text:span text:style-name="T52"> </text:span><text:span text:style-name="T51">monopole</text:span><text:span text:style-name="T52"> </text:span><text:span text:style-name="T51">qui</text:span><text:span text:style-name="T52"> </text:span><text:span text:style-name="T51">risquent</text:span><text:span text:style-name="T52"> </text:span><text:span text:style-name="T51">d</text:span><text:span text:style-name="T52">’</text:span><text:span text:style-name="T51">entraîner</text:span><text:span text:style-name="T52"> </text:span><text:span text:style-name="T51">la</text:span><text:span text:style-name="T52"> </text:span><text:span text:style-name="T51">pratique</text:span><text:span text:style-name="T52"> </text:span><text:span text:style-name="T51">de</text:span><text:span text:style-name="T52"> </text:span><text:span text:style-name="T51">prix</text:span><text:span text:style-name="T52"> </text:span><text:span text:style-name="T51">élevés.</text:span></text:h>
      <text:p text:style-name="Standard"><text:span text:style-name="T35"></text:span><text:span text:style-name="T33"> </text:span><text:span text:style-name="T34">Document</text:span><text:span text:style-name="T33"> </text:span><text:span text:style-name="T31">Cas</text:span><text:span text:style-name="T32"> </text:span><text:span text:style-name="T31">de</text:span><text:span text:style-name="T32"> </text:span><text:span text:style-name="T31">concentration:</text:span><text:span text:style-name="T32"> </text:span><text:span text:style-name="T31">le</text:span><text:span text:style-name="T32"> </text:span><text:span text:style-name="T31">marché</text:span><text:span text:style-name="T32"> </text:span><text:span text:style-name="T31">du</text:span><text:span text:style-name="T32"> </text:span><text:span text:style-name="T31">disque</text:span><text:span text:style-name="T32"> </text:span><text:span text:style-name="T31">dur </text:span></text:p>
      <text:p text:style-name="P4"><text:span text:style-name="T16">E-</text:span><text:span text:style-name="T17"> </text:span><text:span text:style-name="T16">Favoriser</text:span><text:span text:style-name="T17"> </text:span><text:span text:style-name="T16">la</text:span><text:span text:style-name="T17"> </text:span><text:span text:style-name="T16">confiance</text:span><text:span text:style-name="T17"> </text:span></text:p>
      <text:p text:style-name="P32"><text:span text:style-name="T42">Garantir</text:span><text:span text:style-name="T44"> </text:span><text:span text:style-name="T42">la</text:span><text:span text:style-name="T44"> </text:span><text:span text:style-name="T42">bonne</text:span><text:span text:style-name="T44"> </text:span><text:span text:style-name="T42">exécution</text:span><text:span text:style-name="T44"> </text:span><text:span text:style-name="T42">des</text:span><text:span text:style-name="T44"> </text:span><text:span text:style-name="T42">contrats :</text:span><text:span text:style-name="T41"> </text:span></text:p>
      <text:p text:style-name="P64">- <text:s/>avoir l'assurance qu'une fois le contrat formé,il sera exécuté,</text:p>
      <text:p text:style-name="P23">- <text:s/>la présence de tribunaux permet de faire valoir la responsabilité contractuelle.</text:p>
      <text:p text:style-name="P23">- assurer la confiance</text:p>
      <text:p text:style-name="Style_20_Texte_20_courant"><text:span text:style-name="T45">Maintenir</text:span><text:span text:style-name="T43"> la stabilité de la monnaie :</text:span><text:span text:style-name="T40"> </text:span></text:p>
      <text:p text:style-name="P22">- lutter contre l'inflation</text:p>
      <text:p text:style-name="P10"><text:span text:style-name="T7">Assurer</text:span><text:span text:style-name="T6"> </text:span><text:span text:style-name="T5">la</text:span><text:span text:style-name="T6"> </text:span><text:span text:style-name="T5">sécurisation</text:span><text:span text:style-name="T6"> </text:span><text:span text:style-name="T5">des</text:span><text:span text:style-name="T6"> </text:span><text:span text:style-name="T5">transactions :</text:span><text:span text:style-name="T2"> </text:span></text:p>
      <text:p text:style-name="P21">- des transactions en ligne (problème d'information sur les produits vendus, inquiétude relative au paiement par carte bancaire),</text:p>
      <text:p text:style-name="P21">- contrôle de la DGCCRF (Direction Générale de la Commission en Charge d'instruire les affaires de concurrence).</text:p>
      <text:p text:style-name="P25"/>
      <text:p text:style-name="P24">L'etat intervient pour mettre en place la fibre pour développer la compétitivité du territoire etc etc...Permet d'augmenter le PIB et la croissance économique.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ArialMT" svg:font-family="ArialMT" style:font-family-generic="swiss"/>
    <style:font-face style:name="Mangal1" svg:font-family="Mangal" style:font-pitch="variable"/>
    <style:font-face style:name="OpenSymbol" svg:font-family="OpenSymbol"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353cm" fo:margin-bottom="0.353cm" fo:line-height="115%" fo:orphans="2" fo:widows="2" fo:hyphenation-ladder-count="no-limit" style:writing-mode="lr-tb"/>
      <style:text-properties style:use-window-font-color="true" style:font-name="Calibri"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color="#365f9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353cm" fo:margin-bottom="0cm" fo:padding="0cm" fo:border="0.106cm solid #808080"/>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353cm" fo:margin-bottom="0cm" fo:padding="0cm" fo:border="0.106cm solid #ffffff"/>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loext:contextual-spacing="false" fo:margin-top="0.529cm" fo:margin-bottom="0cm" fo:padding-left="0.071cm" fo:padding-right="0cm" fo:padding-top="0.071cm" fo:padding-bottom="0cm" fo:border-left="0.026cm solid #808080" fo:border-right="none" fo:border-top="0.026cm solid #808080"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loext:contextual-spacing="false" fo:margin-top="0.529cm" fo:margin-bottom="0cm" fo:padding-left="0.071cm" fo:padding-right="0cm" fo:padding-top="0.071cm" fo:padding-bottom="0cm" fo:border-left="0.026cm solid #808080" fo:border-right="none" fo:border-top="0.026cm solid #808080"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loext:contextual-spacing="false" fo:margin-top="0.529cm" fo:margin-bottom="0cm" fo:padding-left="0cm" fo:padding-right="0cm" fo:padding-top="0cm" fo:padding-bottom="0.035cm" fo:border-left="none" fo:border-right="none" fo:border-top="none" fo:border-bottom="0.026cm solid #808080"/>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loext:contextual-spacing="false" fo:margin-top="0.529cm" fo:margin-bottom="0cm" fo:padding-left="0cm" fo:padding-right="0cm" fo:padding-top="0cm" fo:padding-bottom="0.035cm" fo:border-left="none" fo:border-right="none" fo:border-top="none" fo:border-bottom="0.026cm solid #808080"/>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loext:contextual-spacing="false"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loext:contextual-spacing="false"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loext:contextual-spacing="false" fo:margin-top="0.529cm" fo:margin-bottom="0cm"/>
      <style:text-properties fo:text-transform="uppercase" fo:font-size="9pt" fo:letter-spacing="0.018cm" fo:font-style="italic" style:font-size-asian="9pt" style:font-style-asian="italic" style:font-size-complex="9pt"/>
    </style:style>
    <style:style style:name="Titre1" style:family="paragraph" style:parent-style-name="Standard" style:next-style-name="Standard">
      <style:paragraph-properties loext:contextual-spacing="false" fo:margin-top="1.27cm" fo:margin-bottom="0.353cm"/>
      <style:text-properties fo:text-transform="uppercase" fo:color="#4f81bd" fo:font-size="26pt" fo:letter-spacing="0.018cm" style:letter-kerning="true" style:font-size-asian="26pt" style:font-size-complex="26pt"/>
    </style:style>
    <style:style style:name="Subtitle" style:family="paragraph" style:parent-style-name="Standard" style:next-style-name="Standard" style:class="chapter">
      <style:paragraph-properties loext:contextual-spacing="false" fo:margin-top="0.353cm" fo:margin-bottom="1.764cm" fo:line-height="100%"/>
      <style:text-properties fo:text-transform="uppercase" fo:color="#595959" fo:font-size="12pt" fo:letter-spacing="0.018cm" style:font-size-asian="12pt" style:font-size-complex="12pt"/>
    </style:style>
    <style:style style:name="No_20_Spacing" style:display-name="No Spacing" style:family="paragraph" style:parent-style-name="Standard">
      <style:paragraph-properties loext:contextual-spacing="false" fo:margin-top="0cm" fo:margin-bottom="0cm" fo:line-height="100%"/>
    </style:style>
    <style:style style:name="List_20_Paragraph" style:display-name="List Paragraph" style:family="paragraph" style:parent-style-name="Standard">
      <style:paragraph-properties fo:margin-left="1.27cm" fo:margin-right="0cm" fo:text-indent="0cm"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loext:contextual-spacing="false" fo:margin-left="2.286cm" fo:margin-right="2.032cm" fo:margin-top="0.353cm" fo:margin-bottom="0cm" fo:text-align="justify" style:justify-single-word="false" fo:text-indent="0cm" style:auto-text-indent="false" fo:padding-left="0.353cm" fo:padding-right="0cm" fo:padding-top="0.353cm" fo:padding-bottom="0cm" fo:border-left="0.018cm solid #808080" fo:border-right="none" fo:border-top="0.018cm solid #808080" fo:border-bottom="none"/>
      <style:text-properties fo:color="#4f81bd" fo:font-style="italic" style:font-style-asian="italic" style:font-style-complex="italic"/>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4" style:display-name="Contents 4" style:family="paragraph" style:parent-style-name="Standard" style:next-style-name="Standard" style:class="index">
      <style:paragraph-properties loext:contextual-spacing="false" fo:margin-left="1.27cm" fo:margin-right="0cm" fo:margin-top="0cm" fo:margin-bottom="0cm" fo:line-height="100%" fo:text-indent="0cm" style:auto-text-indent="false"/>
      <style:text-properties style:font-name="Times New Roman" fo:font-size="12pt" fo:language="fr" fo:country="FR" style:font-size-asian="12pt" style:font-name-complex="Times New Roman" style:font-size-complex="12pt"/>
    </style:style>
    <style:style style:name="Corps_20_de_20_texte_20_21" style:display-name="Corps de texte 21" style:family="paragraph" style:parent-style-name="Standard">
      <style:paragraph-properties loext:contextual-spacing="false" fo:margin-top="0cm" fo:margin-bottom="0cm" fo:line-height="150%" fo:text-align="center" style:justify-single-word="false"/>
      <style:text-properties style:font-name="Tahoma" fo:font-size="12pt" fo:language="fr" fo:country="FR" style:font-size-asian="12pt" style:font-name-complex="Tahoma"/>
    </style:style>
    <style:style style:name="Texte_20_de_20_bulles" style:display-name="Texte de bulles" style:family="paragraph" style:parent-style-name="Standard">
      <style:paragraph-properties loext:contextual-spacing="false" fo:margin-top="0cm" fo:margin-bottom="0cm" fo:line-height="100%"/>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loext:contextual-spacing="false" fo:margin-top="0.494cm" fo:margin-bottom="0.494cm" fo:line-height="100%"/>
      <style:text-properties style:font-name="Times New Roman" fo:font-size="12pt" fo:language="fr" fo:country="FR" style:font-size-asian="12pt" style:font-name-complex="Times New Roman" style:font-size-complex="12pt"/>
    </style:style>
    <style:style style:name="titre2" style:family="paragraph" style:parent-style-name="Standard">
      <style:paragraph-properties loext:contextual-spacing="false" fo:margin-top="0.494cm" fo:margin-bottom="0.494cm" fo:line-height="100%"/>
      <style:text-properties style:font-name="Times New Roman" fo:font-size="12pt" fo:language="fr" fo:country="FR" style:font-size-asian="12pt" style:font-name-complex="Times New Roman" style:font-size-complex="12pt"/>
    </style:style>
    <style:style style:name="titre3" style:family="paragraph" style:parent-style-name="Standard">
      <style:paragraph-properties loext:contextual-spacing="false" fo:margin-top="0.494cm" fo:margin-bottom="0.494cm" fo:line-height="100%"/>
      <style:text-properties style:font-name="Times New Roman" fo:font-size="12pt" fo:language="fr" fo:country="FR" style:font-size-asian="12pt" style:font-name-complex="Times New Roman"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1" style:family="paragraph">
      <style:paragraph-properties fo:orphans="2" fo:widows="2" fo:hyphenation-ladder-count="no-limit" style:text-autospace="none"/>
      <style:text-properties fo:color="#000000"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Texte_20_courant" style:display-name="Texte courant" style:family="paragraph" style:parent-style-name="Standard">
      <style:paragraph-properties loext:contextual-spacing="false" fo:margin-top="0.106cm" fo:margin-bottom="0.035cm" fo:line-height="0.494cm" fo:text-align="justify" style:justify-single-word="false" fo:hyphenation-ladder-count="no-limit"/>
      <style:text-properties style:font-name="Times New Roman" fo:font-size="12pt" fo:language="fr" fo:country="FR" style:font-size-asian="12pt" style:language-asian="zh" style:country-asian="CN" style:font-name-complex="Times New Roman" style:font-size-complex="12pt" fo:hyphenate="false" fo:hyphenation-remain-char-count="2" fo:hyphenation-push-char-count="2"/>
    </style:style>
    <style:style style:name="Style_20_Texte_20_courant" style:display-name="Style Texte courant" style:family="paragraph" style:parent-style-name="Standard">
      <style:paragraph-properties loext:contextual-spacing="false" fo:margin-top="0cm" fo:margin-bottom="0.106cm" fo:line-height="100%" fo:text-align="justify" style:justify-single-word="false" fo:hyphenation-ladder-count="no-limit"/>
      <style:text-properties style:font-name="Times New Roman" fo:font-size="12pt" fo:language="fr" fo:country="FR" style:font-name-asian="Calibri" style:font-size-asian="12pt" style:language-asian="zh" style:country-asian="CN" style:font-name-complex="Arial" style:font-size-complex="12pt" style:font-weight-complex="bold" fo:hyphenate="false" fo:hyphenation-remain-char-count="2" fo:hyphenation-push-char-count="2"/>
    </style:style>
    <style:style style:name="texte_20_courant" style:display-name="texte courant" style:family="paragraph" style:parent-style-name="Standard">
      <style:paragraph-properties loext:contextual-spacing="false" fo:margin-top="0cm" fo:margin-bottom="0cm" style:line-height-at-least="0.459cm" fo:text-align="justify" style:justify-single-word="false" fo:orphans="0" fo:widows="0" fo:hyphenation-ladder-count="no-limit" style:vertical-align="baseline"/>
      <style:text-properties style:font-name="Times New Roman" fo:font-size="12pt" fo:language="fr" fo:country="FR" style:font-size-asian="12pt" style:language-asian="zh" style:country-asian="CN" style:font-name-complex="Times New Roman" style:font-size-complex="12pt"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353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2" fo:language="fr" fo:country="FR" style:font-name-complex="Wingdings 2"/>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5z0" style:family="text">
      <style:text-properties style:font-name="Wingdings 2" fo:language="fr" fo:country="FR" style:font-name-complex="OpenSymbol"/>
    </style:style>
    <style:style style:name="WW8Num5z1" style:family="text">
      <style:text-properties style:font-name="OpenSymbol" style:font-name-complex="OpenSymbol"/>
    </style:style>
    <style:style style:name="WW8Num6z0" style:family="text">
      <style:text-properties fo:color="#333333" style:font-name="Wingdings 2" fo:language="fr" fo:country="FR" style:font-name-asian="Calibri" style:font-name-complex="Times New Roman"/>
    </style:style>
    <style:style style:name="WW8Num6z1" style:family="text">
      <style:text-properties style:font-name="OpenSymbol" style:font-name-complex="OpenSymbol"/>
    </style:style>
    <style:style style:name="WW8Num7z0" style:family="text">
      <style:text-properties style:font-name="Wingdings 2" style:font-name-complex="Symbol"/>
    </style:style>
    <style:style style:name="WW8Num7z1" style:family="text">
      <style:text-properties style:font-name="OpenSymbol" style:font-name-complex="OpenSymbol"/>
    </style:style>
    <style:style style:name="WW8Num8z0" style:family="text">
      <style:text-properties style:font-name="Wingdings 2" fo:language="fr" fo:country="FR" style:font-name-complex="Wingdings"/>
    </style:style>
    <style:style style:name="WW8Num8z1" style:family="text">
      <style:text-properties style:font-name="OpenSymbol" style:font-name-complex="Courier New"/>
    </style:style>
    <style:style style:name="WW8Num9z0" style:family="text">
      <style:text-properties style:font-name="Wingdings 2" fo:language="fr" fo:country="FR" style:font-name-asian="Calibri" style:font-name-complex="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Police_20_par_20_défaut" style:display-name="Police par défaut" style:family="text"/>
    <style:style style:name="WW8Num10z1" style:family="text">
      <style:text-properties style:font-name="OpenSymbol" style:font-name-complex="OpenSymbol"/>
    </style:style>
    <style:style style:name="Absatz-Standardschriftart" style:family="text"/>
    <style:style style:name="WW8Num9z3" style:family="text">
      <style:text-properties style:font-name="Symbol" style:font-name-complex="Symbol"/>
    </style:style>
    <style:style style:name="WW8Num13z0" style:family="text">
      <style:text-properties style:font-name="Symbol" style:font-name-complex="Symbol"/>
    </style:style>
    <style:style style:name="WW8Num15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Wingdings" style:font-name-complex="Wingdings"/>
    </style:style>
    <style:style style:name="WW8Num19z0" style:family="text">
      <style:text-properties style:font-name-complex="Times New Roman"/>
    </style:style>
    <style:style style:name="WW8Num20z0" style:family="text">
      <style:text-properties style:font-name="Symbol" style:font-name-complex="Symbol"/>
    </style:style>
    <style:style style:name="WW8Num22z0" style:family="text">
      <style:text-properties style:font-name="Calibri" style:font-name-asian="Times New Roman" style:font-name-complex="Calibri"/>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Police_20_par_20_défaut1" style:display-name="Police par défaut1" style:family="text"/>
    <style:style style:name="_20_Car_20_Car12" style:display-name=" Car Car12" style:family="text" style:parent-style-name="Police_20_par_20_défaut1">
      <style:text-properties fo:text-transform="uppercase" fo:color="#ffffff" fo:letter-spacing="0.026cm" fo:font-weight="bold" fo:background-color="#4f81bd" style:font-weight-asian="bold" style:font-name-complex="Times New Roman" style:font-weight-complex="bold"/>
    </style:style>
    <style:style style:name="_20_Car_20_Car11" style:display-name=" Car Car11" style:family="text" style:parent-style-name="Police_20_par_20_défaut1">
      <style:text-properties fo:text-transform="uppercase" fo:letter-spacing="0.026cm" fo:background-color="#dbe5f1" style:font-name-complex="Times New Roman"/>
    </style:style>
    <style:style style:name="_20_Car_20_Car10" style:display-name=" Car Car10" style:family="text" style:parent-style-name="Police_20_par_20_défaut1">
      <style:text-properties fo:text-transform="uppercase" fo:color="#243f60" fo:letter-spacing="0.026cm" style:font-name-complex="Times New Roman"/>
    </style:style>
    <style:style style:name="_20_Car_20_Car9" style:display-name=" Car Car9" style:family="text" style:parent-style-name="Police_20_par_20_défaut1">
      <style:text-properties fo:text-transform="uppercase" fo:color="#365f91" fo:letter-spacing="0.018cm" style:font-name-complex="Times New Roman"/>
    </style:style>
    <style:style style:name="_20_Car_20_Car8" style:display-name=" Car Car8" style:family="text" style:parent-style-name="Police_20_par_20_défaut1">
      <style:text-properties fo:text-transform="uppercase" fo:color="#365f91" fo:letter-spacing="0.018cm" style:font-name-complex="Times New Roman"/>
    </style:style>
    <style:style style:name="_20_Car_20_Car7" style:display-name=" Car Car7" style:family="text" style:parent-style-name="Police_20_par_20_défaut1">
      <style:text-properties fo:text-transform="uppercase" fo:color="#365f91" fo:letter-spacing="0.018cm" style:font-name-complex="Times New Roman"/>
    </style:style>
    <style:style style:name="_20_Car_20_Car6" style:display-name=" Car Car6" style:family="text" style:parent-style-name="Police_20_par_20_défaut1">
      <style:text-properties fo:text-transform="uppercase" fo:color="#365f91" fo:letter-spacing="0.018cm" style:font-name-complex="Times New Roman"/>
    </style:style>
    <style:style style:name="_20_Car_20_Car5" style:display-name=" Car Car5" style:family="text" style:parent-style-name="Police_20_par_20_défaut1">
      <style:text-properties fo:text-transform="uppercase" fo:font-size="9pt" fo:letter-spacing="0.018cm" style:font-size-asian="9pt" style:font-name-complex="Times New Roman" style:font-size-complex="9pt"/>
    </style:style>
    <style:style style:name="_20_Car_20_Car4" style:display-name=" Car Car4" style:family="text" style:parent-style-name="Police_20_par_20_défaut1">
      <style:text-properties fo:text-transform="uppercase" fo:font-size="9pt" fo:letter-spacing="0.018cm" fo:font-style="italic" style:font-size-asian="9pt" style:font-style-asian="italic" style:font-name-complex="Times New Roman" style:font-size-complex="9pt"/>
    </style:style>
    <style:style style:name="_20_Car_20_Car3" style:display-name=" Car Car3" style:family="text" style:parent-style-name="Police_20_par_20_défaut1">
      <style:text-properties fo:text-transform="uppercase" fo:color="#4f81bd" fo:font-size="26pt" fo:letter-spacing="0.018cm" style:letter-kerning="true" style:font-size-asian="26pt" style:font-name-complex="Times New Roman" style:font-size-complex="26pt"/>
    </style:style>
    <style:style style:name="_20_Car_20_Car2" style:display-name=" Car Car2" style:family="text" style:parent-style-name="Police_20_par_20_défaut1">
      <style:text-properties fo:text-transform="uppercase" fo:color="#595959" fo:font-size="12pt" fo:letter-spacing="0.018cm" style:font-size-asian="12pt" style:font-name-complex="Times New Roman" style:font-size-complex="12pt"/>
    </style:style>
    <style:style style:name="Strong_20_Emphasis" style:display-name="Strong Emphasis" style:family="text" style:parent-style-name="Police_20_par_20_défaut1">
      <style:text-properties fo:font-weight="bold" style:font-weight-asian="bold"/>
    </style:style>
    <style:style style:name="Emphasis" style:family="text" style:parent-style-name="Police_20_par_20_défaut1">
      <style:text-properties fo:text-transform="uppercase" fo:color="#243f60" fo:letter-spacing="0.009cm"/>
    </style:style>
    <style:style style:name="No_20_Spacing_20_Char" style:display-name="No Spacing Char" style:family="text" style:parent-style-name="Police_20_par_20_défaut1">
      <style:text-properties fo:font-size="10pt" style:font-size-asian="10pt" style:font-name-complex="Times New Roman" style:font-size-complex="10pt"/>
    </style:style>
    <style:style style:name="Quote_20_Char" style:display-name="Quote Char" style:family="text" style:parent-style-name="Police_20_par_20_défaut1">
      <style:text-properties fo:font-size="10pt" fo:font-style="italic" style:font-size-asian="10pt" style:font-style-asian="italic" style:font-name-complex="Times New Roman" style:font-size-complex="10pt" style:font-style-complex="italic"/>
    </style:style>
    <style:style style:name="Intense_20_Quote_20_Char" style:display-name="Intense Quote Char" style:family="text" style:parent-style-name="Police_20_par_20_défaut1">
      <style:text-properties fo:color="#4f81bd" fo:font-size="10pt" fo:font-style="italic" style:font-size-asian="10pt" style:font-style-asian="italic" style:font-name-complex="Times New Roman" style:font-size-complex="10pt" style:font-style-complex="italic"/>
    </style:style>
    <style:style style:name="Subtle_20_Emphasis" style:display-name="Subtle Emphasis" style:family="text" style:parent-style-name="Police_20_par_20_défaut1">
      <style:text-properties fo:color="#243f60" fo:font-style="italic" style:font-style-asian="italic"/>
    </style:style>
    <style:style style:name="Intense_20_Emphasis" style:display-name="Intense Emphasis" style:family="text" style:parent-style-name="Police_20_par_20_défaut1">
      <style:text-properties fo:text-transform="uppercase" fo:color="#243f60" fo:letter-spacing="0.018cm" fo:font-weight="bold" style:font-weight-asian="bold"/>
    </style:style>
    <style:style style:name="Subtle_20_Reference" style:display-name="Subtle Reference" style:family="text" style:parent-style-name="Police_20_par_20_défaut1">
      <style:text-properties fo:color="#4f81bd" fo:font-weight="bold" style:font-weight-asian="bold"/>
    </style:style>
    <style:style style:name="Intense_20_Reference" style:display-name="Intense Reference" style:family="text" style:parent-style-name="Police_20_par_20_défaut1">
      <style:text-properties fo:text-transform="uppercase" fo:color="#4f81bd" fo:font-style="italic" fo:font-weight="bold" style:font-style-asian="italic" style:font-weight-asian="bold"/>
    </style:style>
    <style:style style:name="Book_20_Title" style:display-name="Book Title" style:family="text" style:parent-style-name="Police_20_par_20_défaut1">
      <style:text-properties fo:letter-spacing="0.016cm" fo:font-style="italic" fo:font-weight="bold" style:font-style-asian="italic" style:font-weight-asian="bold"/>
    </style:style>
    <style:style style:name="apple-style-span" style:family="text" style:parent-style-name="Police_20_par_20_défaut1">
      <style:text-properties style:font-name-complex="Times New Roman"/>
    </style:style>
    <style:style style:name="apple-converted-space" style:family="text" style:parent-style-name="Police_20_par_20_défaut1">
      <style:text-properties style:font-name-complex="Times New Roman"/>
    </style:style>
    <style:style style:name="_20_Car_20_Car1" style:display-name=" Car Car1" style:family="text" style:parent-style-name="Police_20_par_20_défaut1">
      <style:text-properties style:font-name="Tahoma" fo:font-size="10pt" fo:language="fr" fo:country="FR" style:font-size-asian="10pt" style:font-name-complex="Times New Roman" style:font-size-complex="10pt" style:language-complex="ar" style:country-complex="SA"/>
    </style:style>
    <style:style style:name="_20_Car_20_Car" style:display-name=" Car Car" style:family="text" style:parent-style-name="Police_20_par_20_défaut1">
      <style:text-properties style:font-name="Tahoma" fo:font-size="8pt" style:font-size-asian="8pt" style:font-name-complex="Tahoma" style:font-size-complex="8pt"/>
    </style:style>
    <style:style style:name="Internet_20_link" style:display-name="Internet link" style:family="text" style:parent-style-name="Police_20_par_20_défaut1">
      <style:text-properties fo:color="#0000ff" style:text-underline-style="solid" style:text-underline-width="auto" style:text-underline-color="font-color" style:font-name-complex="Times New Roman"/>
    </style:style>
    <style:style style:name="cite_5f_crochet1" style:display-name="cite_crochet1" style:family="text" style:parent-style-name="Police_20_par_20_défaut1">
      <style:text-properties style:font-name-complex="Times New Roman" text:display="none"/>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fr" fo:country="FR"/>
    </style:style>
    <style:style style:name="MT2" style:family="text"/>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Standard"><text:span text:style-name="MT1">LP_EM1_CH1.</text:span><text:span text:style-name="MT1">6</text:span><text:span text:style-name="MT1">_rôle_État<text:tab/><text:tab/><text:tab/><text:tab/><text:tab/><text:tab/><text:tab/><text:tab/><text:tab/><text:tab/></text:span><text:span text:style-name="Page_20_Number"><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M 1ch5</dc:title>
    <meta:initial-creator>Your User Name</meta:initial-creator>
    <meta:creation-date>2012-10-31T14:53:00</meta:creation-date>
    <dc:date>2015-11-16T17:06:36.78</dc:date>
    <meta:print-date>2015-11-09T08:45:22.540000000</meta:print-date>
    <meta:editing-cycles>19</meta:editing-cycles>
    <meta:editing-duration>PT3H16M17S</meta:editing-duration>
    <meta:generator>OpenOffice/4.1.1$Win32 OpenOffice.org_project/411m6$Build-9775</meta:generator>
    <meta:document-statistic meta:table-count="0" meta:image-count="0" meta:object-count="0" meta:page-count="5" meta:paragraph-count="127" meta:word-count="1604" meta:character-count="10525"/>
  </office:meta>
</office:document-meta>
</file>